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85pt" fo:break-before="auto" style:use-optimal-row-height="true"/>
    </style:style>
    <style:style style:name="ro3" style:family="table-row">
      <style:table-row-properties style:row-height="33.7pt" fo:break-before="auto" style:use-optimal-row-height="true"/>
    </style:style>
    <style:style style:name="ro4" style:family="table-row">
      <style:table-row-properties style:row-height="44.56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Mexico City, Mexico</text:p>
          </table:table-cell>
          <table:table-cell office:value-type="float" office:value="12294193" calcext:value-type="float">
            <text:p>122941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w York City, NY, United States</text:p>
          </table:table-cell>
          <table:table-cell office:value-type="float" office:value="8175133" calcext:value-type="float">
            <text:p>81751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s Angeles, CA, United States</text:p>
          </table:table-cell>
          <table:table-cell office:value-type="float" office:value="3971883" calcext:value-type="float">
            <text:p>39718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cago, IL, United States</text:p>
          </table:table-cell>
          <table:table-cell office:value-type="float" office:value="2720546" calcext:value-type="float">
            <text:p>27205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onto, ON, Canada</text:p>
          </table:table-cell>
          <table:table-cell office:value-type="float" office:value="2600000" calcext:value-type="float">
            <text:p>26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oklyn, NY, United States</text:p>
          </table:table-cell>
          <table:table-cell office:value-type="float" office:value="2300664" calcext:value-type="float">
            <text:p>23006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uston, TX, United States</text:p>
          </table:table-cell>
          <table:table-cell office:value-type="float" office:value="2296224" calcext:value-type="float">
            <text:p>22962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rough of Queens, NY, United States</text:p>
          </table:table-cell>
          <table:table-cell office:value-type="float" office:value="2272771" calcext:value-type="float">
            <text:p>22727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ztapalapa, Mexico</text:p>
          </table:table-cell>
          <table:table-cell office:value-type="float" office:value="1820888" calcext:value-type="float">
            <text:p>1820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atepec, Mexico</text:p>
          </table:table-cell>
          <table:table-cell office:value-type="float" office:value="1806226" calcext:value-type="float">
            <text:p>1806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dalajara, Mexico</text:p>
          </table:table-cell>
          <table:table-cell office:value-type="float" office:value="1640589" calcext:value-type="float">
            <text:p>16405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réal, QC, Canada</text:p>
          </table:table-cell>
          <table:table-cell office:value-type="float" office:value="1600000" calcext:value-type="float">
            <text:p>16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ebla, Mexico</text:p>
          </table:table-cell>
          <table:table-cell office:value-type="float" office:value="1590256" calcext:value-type="float">
            <text:p>15902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hiladelphia, PA, United States</text:p>
          </table:table-cell>
          <table:table-cell office:value-type="float" office:value="1567442" calcext:value-type="float">
            <text:p>15674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oenix, AZ, United States</text:p>
          </table:table-cell>
          <table:table-cell office:value-type="float" office:value="1563025" calcext:value-type="float">
            <text:p>15630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Juárez, Mexico</text:p>
          </table:table-cell>
          <table:table-cell office:value-type="float" office:value="1512354" calcext:value-type="float">
            <text:p>15123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nhattan, NY, United States</text:p>
          </table:table-cell>
          <table:table-cell office:value-type="float" office:value="1487536" calcext:value-type="float">
            <text:p>14875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Antonio, TX, United States</text:p>
          </table:table-cell>
          <table:table-cell office:value-type="float" office:value="1469845" calcext:value-type="float">
            <text:p>14698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Diego, CA, United States</text:p>
          </table:table-cell>
          <table:table-cell office:value-type="float" office:value="1394928" calcext:value-type="float">
            <text:p>13949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e Bronx, NY, United States</text:p>
          </table:table-cell>
          <table:table-cell office:value-type="float" office:value="1385108" calcext:value-type="float">
            <text:p>1385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juana, Mexico</text:p>
          </table:table-cell>
          <table:table-cell office:value-type="float" office:value="1376457" calcext:value-type="float">
            <text:p>13764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llas, TX, United States</text:p>
          </table:table-cell>
          <table:table-cell office:value-type="float" office:value="1300092" calcext:value-type="float">
            <text:p>130009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Nezahualcoyotl, Mexico</text:p>
          </table:table-cell>
          <table:table-cell office:value-type="float" office:value="1232220" calcext:value-type="float">
            <text:p>12322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rrey, Mexico</text:p>
          </table:table-cell>
          <table:table-cell office:value-type="float" office:value="1122874" calcext:value-type="float">
            <text:p>11228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eón de los Aldama, Mexico</text:p>
          </table:table-cell>
          <table:table-cell office:value-type="float" office:value="1114626" calcext:value-type="float">
            <text:p>11146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 Jose, CA, United States</text:p>
          </table:table-cell>
          <table:table-cell office:value-type="float" office:value="1026908" calcext:value-type="float">
            <text:p>10269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gary, AB, Canada</text:p>
          </table:table-cell>
          <table:table-cell office:value-type="float" office:value="1019942" calcext:value-type="float">
            <text:p>10199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popan, Mexico</text:p>
          </table:table-cell>
          <table:table-cell office:value-type="float" office:value="987516" calcext:value-type="float">
            <text:p>9875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tin, TX, United States</text:p>
          </table:table-cell>
          <table:table-cell office:value-type="float" office:value="931830" calcext:value-type="float">
            <text:p>9318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cksonville, FL, United States</text:p>
          </table:table-cell>
          <table:table-cell office:value-type="float" office:value="868031" calcext:value-type="float">
            <text:p>86803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an Francisco, CA, United States</text:p>
          </table:table-cell>
          <table:table-cell office:value-type="float" office:value="864816" calcext:value-type="float">
            <text:p>8648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lumbus, OH, United States</text:p>
          </table:table-cell>
          <table:table-cell office:value-type="float" office:value="850106" calcext:value-type="float">
            <text:p>8501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ort Worth, TX, United States</text:p>
          </table:table-cell>
          <table:table-cell office:value-type="float" office:value="833319" calcext:value-type="float">
            <text:p>8333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dianapolis, IN, United States</text:p>
          </table:table-cell>
          <table:table-cell office:value-type="float" office:value="829718" calcext:value-type="float">
            <text:p>8297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rlotte, NC, United States</text:p>
          </table:table-cell>
          <table:table-cell office:value-type="float" office:value="827097" calcext:value-type="float">
            <text:p>8270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tawa, ON, Canada</text:p>
          </table:table-cell>
          <table:table-cell office:value-type="float" office:value="812129" calcext:value-type="float">
            <text:p>812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huahua, Mexico</text:p>
          </table:table-cell>
          <table:table-cell office:value-type="float" office:value="809232" calcext:value-type="float">
            <text:p>8092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érida, Mexico</text:p>
          </table:table-cell>
          <table:table-cell office:value-type="float" office:value="717175" calcext:value-type="float">
            <text:p>717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alnepantla, Mexico</text:p>
          </table:table-cell>
          <table:table-cell office:value-type="float" office:value="715767" calcext:value-type="float">
            <text:p>7157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monton, AB, Canada</text:p>
          </table:table-cell>
          <table:table-cell office:value-type="float" office:value="712391" calcext:value-type="float">
            <text:p>7123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ttle, WA, United States</text:p>
          </table:table-cell>
          <table:table-cell office:value-type="float" office:value="684451" calcext:value-type="float">
            <text:p>684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ver, CO, United States</text:p>
          </table:table-cell>
          <table:table-cell office:value-type="float" office:value="682545" calcext:value-type="float">
            <text:p>6825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 Paso, TX, United States</text:p>
          </table:table-cell>
          <table:table-cell office:value-type="float" office:value="681124" calcext:value-type="float">
            <text:p>6811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Luis Potosí, Mexico</text:p>
          </table:table-cell>
          <table:table-cell office:value-type="float" office:value="677704" calcext:value-type="float">
            <text:p>6777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troit, MI, United States</text:p>
          </table:table-cell>
          <table:table-cell office:value-type="float" office:value="677116" calcext:value-type="float">
            <text:p>677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liacán, Mexico</text:p>
          </table:table-cell>
          <table:table-cell office:value-type="float" office:value="675000" calcext:value-type="float">
            <text:p>675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ssauga, ON, Canada</text:p>
          </table:table-cell>
          <table:table-cell office:value-type="float" office:value="668549" calcext:value-type="float">
            <text:p>6685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ton, MA, United States</text:p>
          </table:table-cell>
          <table:table-cell office:value-type="float" office:value="667137" calcext:value-type="float">
            <text:p>6671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uascalientes, Mexico</text:p>
          </table:table-cell>
          <table:table-cell office:value-type="float" office:value="658179" calcext:value-type="float">
            <text:p>65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phis, TN, United States</text:p>
          </table:table-cell>
          <table:table-cell office:value-type="float" office:value="655770" calcext:value-type="float">
            <text:p>6557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apulco de Juárez, Mexico</text:p>
          </table:table-cell>
          <table:table-cell office:value-type="float" office:value="652136" calcext:value-type="float">
            <text:p>6521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th York, ON, Canada</text:p>
          </table:table-cell>
          <table:table-cell office:value-type="float" office:value="636000" calcext:value-type="float">
            <text:p>636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land, OR, United States</text:p>
          </table:table-cell>
          <table:table-cell office:value-type="float" office:value="632309" calcext:value-type="float">
            <text:p>632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ipeg, MB, Canada</text:p>
          </table:table-cell>
          <table:table-cell office:value-type="float" office:value="632063" calcext:value-type="float">
            <text:p>6320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klahoma City, OK, United States</text:p>
          </table:table-cell>
          <table:table-cell office:value-type="float" office:value="631346" calcext:value-type="float">
            <text:p>6313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yoacán, Mexico</text:p>
          </table:table-cell>
          <table:table-cell office:value-type="float" office:value="628063" calcext:value-type="float">
            <text:p>6280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tiago de Querétaro, Mexico</text:p>
          </table:table-cell>
          <table:table-cell office:value-type="float" office:value="626495" calcext:value-type="float">
            <text:p>6264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s Vegas, NV, United States</text:p>
          </table:table-cell>
          <table:table-cell office:value-type="float" office:value="623747" calcext:value-type="float">
            <text:p>6237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ltimore, MD, United States</text:p>
          </table:table-cell>
          <table:table-cell office:value-type="float" office:value="621849" calcext:value-type="float">
            <text:p>6218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tillo, Mexico</text:p>
          </table:table-cell>
          <table:table-cell office:value-type="float" office:value="621250" calcext:value-type="float">
            <text:p>6212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alpan, Mexico</text:p>
          </table:table-cell>
          <table:table-cell office:value-type="float" office:value="607545" calcext:value-type="float">
            <text:p>6075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shington, D.C., DC, United States</text:p>
          </table:table-cell>
          <table:table-cell office:value-type="float" office:value="601723" calcext:value-type="float">
            <text:p>6017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lwaukee, WI, United States</text:p>
          </table:table-cell>
          <table:table-cell office:value-type="float" office:value="600155" calcext:value-type="float">
            <text:p>6001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arborough, ON, Canada</text:p>
          </table:table-cell>
          <table:table-cell office:value-type="float" office:value="600000" calcext:value-type="float">
            <text:p>6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ncouver, BC, Canada</text:p>
          </table:table-cell>
          <table:table-cell office:value-type="float" office:value="600000" calcext:value-type="float">
            <text:p>6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xicali, Mexico</text:p>
          </table:table-cell>
          <table:table-cell office:value-type="float" office:value="597099" calcext:value-type="float">
            <text:p>597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mosillo, Mexico</text:p>
          </table:table-cell>
          <table:table-cell office:value-type="float" office:value="595811" calcext:value-type="float">
            <text:p>5958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ia, Mexico</text:p>
          </table:table-cell>
          <table:table-cell office:value-type="float" office:value="592797" calcext:value-type="float">
            <text:p>5927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acruz, Mexico</text:p>
          </table:table-cell>
          <table:table-cell office:value-type="float" office:value="568313" calcext:value-type="float">
            <text:p>5683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buquerque, NM, United States</text:p>
          </table:table-cell>
          <table:table-cell office:value-type="float" office:value="559121" calcext:value-type="float">
            <text:p>559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cún, Mexico</text:p>
          </table:table-cell>
          <table:table-cell office:value-type="float" office:value="542043" calcext:value-type="float">
            <text:p>5420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cson, AZ, United States</text:p>
          </table:table-cell>
          <table:table-cell office:value-type="float" office:value="531641" calcext:value-type="float">
            <text:p>5316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ashville, TN, United States</text:p>
          </table:table-cell>
          <table:table-cell office:value-type="float" office:value="530852" calcext:value-type="float">
            <text:p>5308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ébec, QC, Canada</text:p>
          </table:table-cell>
          <table:table-cell office:value-type="float" office:value="528595" calcext:value-type="float">
            <text:p>528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ta María Chimalhuacán, Mexico</text:p>
          </table:table-cell>
          <table:table-cell office:value-type="float" office:value="525389" calcext:value-type="float">
            <text:p>5253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reon, Mexico</text:p>
          </table:table-cell>
          <table:table-cell office:value-type="float" office:value="524066" calcext:value-type="float">
            <text:p>5240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López Mateos, Mexico</text:p>
          </table:table-cell>
          <table:table-cell office:value-type="float" office:value="521034" calcext:value-type="float">
            <text:p>5210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sno, CA, United States</text:p>
          </table:table-cell>
          <table:table-cell office:value-type="float" office:value="520052" calcext:value-type="float">
            <text:p>5200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milton, ON, Canada</text:p>
          </table:table-cell>
          <table:table-cell office:value-type="float" office:value="519949" calcext:value-type="float">
            <text:p>5199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luca, Mexico</text:p>
          </table:table-cell>
          <table:table-cell office:value-type="float" office:value="505881" calcext:value-type="float">
            <text:p>505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ynosa, Mexico</text:p>
          </table:table-cell>
          <table:table-cell office:value-type="float" office:value="498654" calcext:value-type="float">
            <text:p>4986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aquepaque, Mexico</text:p>
          </table:table-cell>
          <table:table-cell office:value-type="float" office:value="493646" calcext:value-type="float">
            <text:p>4936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cramento, CA, United States</text:p>
          </table:table-cell>
          <table:table-cell office:value-type="float" office:value="490712" calcext:value-type="float">
            <text:p>490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xtla, Mexico</text:p>
          </table:table-cell>
          <table:table-cell office:value-type="float" office:value="481128" calcext:value-type="float">
            <text:p>4811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nsas City, MO, United States</text:p>
          </table:table-cell>
          <table:table-cell office:value-type="float" office:value="475378" calcext:value-type="float">
            <text:p>4753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autitlán Izcalli, Mexico</text:p>
          </table:table-cell>
          <table:table-cell office:value-type="float" office:value="475179" calcext:value-type="float">
            <text:p>4751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ng Beach, CA, United States</text:p>
          </table:table-cell>
          <table:table-cell office:value-type="float" office:value="474140" calcext:value-type="float">
            <text:p>474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sa, AZ, United States</text:p>
          </table:table-cell>
          <table:table-cell office:value-type="float" office:value="471825" calcext:value-type="float">
            <text:p>4718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aten Island, NY, United States</text:p>
          </table:table-cell>
          <table:table-cell office:value-type="float" office:value="468730" calcext:value-type="float">
            <text:p>4687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lanta, GA, United States</text:p>
          </table:table-cell>
          <table:table-cell office:value-type="float" office:value="463878" calcext:value-type="float">
            <text:p>4638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ictoria de Durango, Mexico</text:p>
          </table:table-cell>
          <table:table-cell office:value-type="float" office:value="457140" calcext:value-type="float">
            <text:p>4571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lorado Springs, CO, United States</text:p>
          </table:table-cell>
          <table:table-cell office:value-type="float" office:value="456568" calcext:value-type="float">
            <text:p>4565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irginia Beach, VA, United States</text:p>
          </table:table-cell>
          <table:table-cell office:value-type="float" office:value="452745" calcext:value-type="float">
            <text:p>4527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leigh, NC, United States</text:p>
          </table:table-cell>
          <table:table-cell office:value-type="float" office:value="451066" calcext:value-type="float">
            <text:p>4510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roica Matamoros, Mexico</text:p>
          </table:table-cell>
          <table:table-cell office:value-type="float" office:value="449815" calcext:value-type="float">
            <text:p>4498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enustiano Carranza, Mexico</text:p>
          </table:table-cell>
          <table:table-cell office:value-type="float" office:value="447459" calcext:value-type="float">
            <text:p>4474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aha, NE, United States</text:p>
          </table:table-cell>
          <table:table-cell office:value-type="float" office:value="443885" calcext:value-type="float">
            <text:p>4438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Nicolás de los Garza, Mexico</text:p>
          </table:table-cell>
          <table:table-cell office:value-type="float" office:value="443273" calcext:value-type="float">
            <text:p>443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ami, FL, United States</text:p>
          </table:table-cell>
          <table:table-cell office:value-type="float" office:value="441003" calcext:value-type="float">
            <text:p>441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mpton, ON, Canada</text:p>
          </table:table-cell>
          <table:table-cell office:value-type="float" office:value="433806" calcext:value-type="float">
            <text:p>4338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zcapotzalco, Mexico</text:p>
          </table:table-cell>
          <table:table-cell office:value-type="float" office:value="425298" calcext:value-type="float">
            <text:p>4252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alapa de Enríquez, Mexico</text:p>
          </table:table-cell>
          <table:table-cell office:value-type="float" office:value="425148" calcext:value-type="float">
            <text:p>4251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land, CA, United States</text:p>
          </table:table-cell>
          <table:table-cell office:value-type="float" office:value="419267" calcext:value-type="float">
            <text:p>4192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nneapolis, MN, United States</text:p>
          </table:table-cell>
          <table:table-cell office:value-type="float" office:value="410939" calcext:value-type="float">
            <text:p>4109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ochimilco, Mexico</text:p>
          </table:table-cell>
          <table:table-cell office:value-type="float" office:value="404458" calcext:value-type="float">
            <text:p>4044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lsa, OK, United States</text:p>
          </table:table-cell>
          <table:table-cell office:value-type="float" office:value="403505" calcext:value-type="float">
            <text:p>4035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nalá, Mexico</text:p>
          </table:table-cell>
          <table:table-cell office:value-type="float" office:value="401509" calcext:value-type="float">
            <text:p>4015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rey, BC, Canada</text:p>
          </table:table-cell>
          <table:table-cell office:value-type="float" office:value="394976" calcext:value-type="float">
            <text:p>3949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chita, KS, United States</text:p>
          </table:table-cell>
          <table:table-cell office:value-type="float" office:value="389965" calcext:value-type="float">
            <text:p>3899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w Orleans, LA, United States</text:p>
          </table:table-cell>
          <table:table-cell office:value-type="float" office:value="389617" calcext:value-type="float">
            <text:p>3896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lington, TX, United States</text:p>
          </table:table-cell>
          <table:table-cell office:value-type="float" office:value="388125" calcext:value-type="float">
            <text:p>3881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eveland, OH, United States</text:p>
          </table:table-cell>
          <table:table-cell office:value-type="float" office:value="388072" calcext:value-type="float">
            <text:p>3880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ztacalco, Mexico</text:p>
          </table:table-cell>
          <table:table-cell office:value-type="float" office:value="384326" calcext:value-type="float">
            <text:p>38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val, QC, Canada</text:p>
          </table:table-cell>
          <table:table-cell office:value-type="float" office:value="376845" calcext:value-type="float">
            <text:p>3768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kersfield, CA, United States</text:p>
          </table:table-cell>
          <table:table-cell office:value-type="float" office:value="373640" calcext:value-type="float">
            <text:p>3736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olulu, HI, United States</text:p>
          </table:table-cell>
          <table:table-cell office:value-type="float" office:value="371657" calcext:value-type="float">
            <text:p>3716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mpa, FL, United States</text:p>
          </table:table-cell>
          <table:table-cell office:value-type="float" office:value="369075" calcext:value-type="float">
            <text:p>3690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Miguel Xico Viejo, Mexico</text:p>
          </table:table-cell>
          <table:table-cell office:value-type="float" office:value="365777" calcext:value-type="float">
            <text:p>3657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lahermosa, Mexico</text:p>
          </table:table-cell>
          <table:table-cell office:value-type="float" office:value="362401" calcext:value-type="float">
            <text:p>362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rora, CO, United States</text:p>
          </table:table-cell>
          <table:table-cell office:value-type="float" office:value="359407" calcext:value-type="float">
            <text:p>3594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ifax, NS, Canada</text:p>
          </table:table-cell>
          <table:table-cell office:value-type="float" office:value="359111" calcext:value-type="float">
            <text:p>3591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ito Juarez, Mexico</text:p>
          </table:table-cell>
          <table:table-cell office:value-type="float" office:value="355017" calcext:value-type="float">
            <text:p>3550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zatlán, Mexico</text:p>
          </table:table-cell>
          <table:table-cell office:value-type="float" office:value="354717" calcext:value-type="float">
            <text:p>3547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guel Hidalgo, Mexico</text:p>
          </table:table-cell>
          <table:table-cell office:value-type="float" office:value="353534" calcext:value-type="float">
            <text:p>3535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Apodaca, Mexico</text:p>
          </table:table-cell>
          <table:table-cell office:value-type="float" office:value="352064" calcext:value-type="float">
            <text:p>3520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xtapaluca, Mexico</text:p>
          </table:table-cell>
          <table:table-cell office:value-type="float" office:value="351001" calcext:value-type="float">
            <text:p>351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heim, CA, United States</text:p>
          </table:table-cell>
          <table:table-cell office:value-type="float" office:value="350742" calcext:value-type="float">
            <text:p>3507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uevo Laredo, Mexico</text:p>
          </table:table-cell>
          <table:table-cell office:value-type="float" office:value="349550" calcext:value-type="float">
            <text:p>3495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tobicoke, ON, Canada</text:p>
          </table:table-cell>
          <table:table-cell office:value-type="float" office:value="347948" calcext:value-type="float">
            <text:p>3479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don, ON, Canada</text:p>
          </table:table-cell>
          <table:table-cell office:value-type="float" office:value="346765" calcext:value-type="float">
            <text:p>3467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ahuac, Mexico</text:p>
          </table:table-cell>
          <table:table-cell office:value-type="float" office:value="344106" calcext:value-type="float">
            <text:p>3441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ernavaca, Mexico</text:p>
          </table:table-cell>
          <table:table-cell office:value-type="float" office:value="343769" calcext:value-type="float">
            <text:p>3437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apuato, Mexico</text:p>
          </table:table-cell>
          <table:table-cell office:value-type="float" office:value="339554" calcext:value-type="float">
            <text:p>3395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ta Ana, CA, United States</text:p>
          </table:table-cell>
          <table:table-cell office:value-type="float" office:value="335400" calcext:value-type="float">
            <text:p>3354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rpus Christi, TX, United States</text:p>
          </table:table-cell>
          <table:table-cell office:value-type="float" office:value="324074" calcext:value-type="float">
            <text:p>3240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verside, CA, United States</text:p>
          </table:table-cell>
          <table:table-cell office:value-type="float" office:value="322424" calcext:value-type="float">
            <text:p>3224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chuca de Soto, Mexico</text:p>
          </table:table-cell>
          <table:table-cell office:value-type="float" office:value="319581" calcext:value-type="float">
            <text:p>3195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. Louis, MO, United States</text:p>
          </table:table-cell>
          <table:table-cell office:value-type="float" office:value="315685" calcext:value-type="float">
            <text:p>3156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exington-Fayette, KY, United States</text:p>
          </table:table-cell>
          <table:table-cell office:value-type="float" office:value="314488" calcext:value-type="float">
            <text:p>3144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acalco, Mexico</text:p>
          </table:table-cell>
          <table:table-cell office:value-type="float" office:value="313405" calcext:value-type="float">
            <text:p>31340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iudad General Escobedo, Mexico</text:p>
          </table:table-cell>
          <table:table-cell office:value-type="float" office:value="308206" calcext:value-type="float">
            <text:p>3082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aya, Mexico</text:p>
          </table:table-cell>
          <table:table-cell office:value-type="float" office:value="305901" calcext:value-type="float">
            <text:p>3059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ckton, CA, United States</text:p>
          </table:table-cell>
          <table:table-cell office:value-type="float" office:value="305658" calcext:value-type="float">
            <text:p>3056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ittsburgh, PA, United States</text:p>
          </table:table-cell>
          <table:table-cell office:value-type="float" office:value="304391" calcext:value-type="float">
            <text:p>3043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chorage, AK, United States</text:p>
          </table:table-cell>
          <table:table-cell office:value-type="float" office:value="298695" calcext:value-type="float">
            <text:p>2986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mpico, Mexico</text:p>
          </table:table-cell>
          <table:table-cell office:value-type="float" office:value="297284" calcext:value-type="float">
            <text:p>2972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ncinnati, OH, United States</text:p>
          </table:table-cell>
          <table:table-cell office:value-type="float" office:value="296943" calcext:value-type="float">
            <text:p>2969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ctoria, BC, Canada</text:p>
          </table:table-cell>
          <table:table-cell office:value-type="float" office:value="289625" calcext:value-type="float">
            <text:p>2896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ville, KY, United States</text:p>
          </table:table-cell>
          <table:table-cell office:value-type="float" office:value="288649" calcext:value-type="float">
            <text:p>2886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ds, KY, United States</text:p>
          </table:table-cell>
          <table:table-cell office:value-type="float" office:value="288649" calcext:value-type="float">
            <text:p>2886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nderson, NV, United States</text:p>
          </table:table-cell>
          <table:table-cell office:value-type="float" office:value="285667" calcext:value-type="float">
            <text:p>2856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eensboro, NC, United States</text:p>
          </table:table-cell>
          <table:table-cell office:value-type="float" office:value="285342" calcext:value-type="float">
            <text:p>2853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int Paul, MN, United States</text:p>
          </table:table-cell>
          <table:table-cell office:value-type="float" office:value="285068" calcext:value-type="float">
            <text:p>2850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o, TX, United States</text:p>
          </table:table-cell>
          <table:table-cell office:value-type="float" office:value="283558" calcext:value-type="float">
            <text:p>2835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wark, NJ, United States</text:p>
          </table:table-cell>
          <table:table-cell office:value-type="float" office:value="281944" calcext:value-type="float">
            <text:p>281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c, Mexico</text:p>
          </table:table-cell>
          <table:table-cell office:value-type="float" office:value="280592" calcext:value-type="float">
            <text:p>2805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ledo, OH, United States</text:p>
          </table:table-cell>
          <table:table-cell office:value-type="float" office:value="279789" calcext:value-type="float">
            <text:p>2797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dsor, ON, Canada</text:p>
          </table:table-cell>
          <table:table-cell office:value-type="float" office:value="278013" calcext:value-type="float">
            <text:p>2780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coln, NE, United States</text:p>
          </table:table-cell>
          <table:table-cell office:value-type="float" office:value="277348" calcext:value-type="float">
            <text:p>277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lando, FL, United States</text:p>
          </table:table-cell>
          <table:table-cell office:value-type="float" office:value="270934" calcext:value-type="float">
            <text:p>2709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Victoria, Mexico</text:p>
          </table:table-cell>
          <table:table-cell office:value-type="float" office:value="269923" calcext:value-type="float">
            <text:p>2699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ula Vista, CA, United States</text:p>
          </table:table-cell>
          <table:table-cell office:value-type="float" office:value="265757" calcext:value-type="float">
            <text:p>2657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ersey City, NJ, United States</text:p>
          </table:table-cell>
          <table:table-cell office:value-type="float" office:value="264290" calcext:value-type="float">
            <text:p>2642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xaca, Mexico</text:p>
          </table:table-cell>
          <table:table-cell office:value-type="float" office:value="262566" calcext:value-type="float">
            <text:p>2625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kham, ON, Canada</text:p>
          </table:table-cell>
          <table:table-cell office:value-type="float" office:value="261573" calcext:value-type="float">
            <text:p>261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ndler, AZ, United States</text:p>
          </table:table-cell>
          <table:table-cell office:value-type="float" office:value="260828" calcext:value-type="float">
            <text:p>2608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ort Wayne, IN, United States</text:p>
          </table:table-cell>
          <table:table-cell office:value-type="float" office:value="260326" calcext:value-type="float">
            <text:p>2603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Obregón, Mexico</text:p>
          </table:table-cell>
          <table:table-cell office:value-type="float" office:value="258162" calcext:value-type="float">
            <text:p>2581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, NY, United States</text:p>
          </table:table-cell>
          <table:table-cell office:value-type="float" office:value="258071" calcext:value-type="float">
            <text:p>2580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rham, NC, United States</text:p>
          </table:table-cell>
          <table:table-cell office:value-type="float" office:value="257636" calcext:value-type="float">
            <text:p>2576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. Petersburg, FL, United States</text:p>
          </table:table-cell>
          <table:table-cell office:value-type="float" office:value="257083" calcext:value-type="float">
            <text:p>257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vine, CA, United States</text:p>
          </table:table-cell>
          <table:table-cell office:value-type="float" office:value="256927" calcext:value-type="float">
            <text:p>2569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senada, Mexico</text:p>
          </table:table-cell>
          <table:table-cell office:value-type="float" office:value="256565" calcext:value-type="float">
            <text:p>2565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edo, TX, United States</text:p>
          </table:table-cell>
          <table:table-cell office:value-type="float" office:value="255473" calcext:value-type="float">
            <text:p>25547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ta Catarina, Mexico</text:p>
          </table:table-cell>
          <table:table-cell office:value-type="float" office:value="254472" calcext:value-type="float">
            <text:p>2544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s Reyes Acaquilpan, Mexico</text:p>
          </table:table-cell>
          <table:table-cell office:value-type="float" office:value="251168" calcext:value-type="float">
            <text:p>2511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bbock, TX, United States</text:p>
          </table:table-cell>
          <table:table-cell office:value-type="float" office:value="249042" calcext:value-type="float">
            <text:p>2490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ison, WI, United States</text:p>
          </table:table-cell>
          <table:table-cell office:value-type="float" office:value="248951" calcext:value-type="float">
            <text:p>2489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hawa, ON, Canada</text:p>
          </table:table-cell>
          <table:table-cell office:value-type="float" office:value="247989" calcext:value-type="float">
            <text:p>247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lbert, AZ, United States</text:p>
          </table:table-cell>
          <table:table-cell office:value-type="float" office:value="247542" calcext:value-type="float">
            <text:p>2475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folk, VA, United States</text:p>
          </table:table-cell>
          <table:table-cell office:value-type="float" office:value="246393" calcext:value-type="float">
            <text:p>2463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icolás Romero, Mexico</text:p>
          </table:table-cell>
          <table:table-cell office:value-type="float" office:value="245383" calcext:value-type="float">
            <text:p>24538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uisville, KY, United States</text:p>
          </table:table-cell>
          <table:table-cell office:value-type="float" office:value="243639" calcext:value-type="float">
            <text:p>2436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jo de Agua, Mexico</text:p>
          </table:table-cell>
          <table:table-cell office:value-type="float" office:value="242272" calcext:value-type="float">
            <text:p>2422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tineau, QC, Canada</text:p>
          </table:table-cell>
          <table:table-cell office:value-type="float" office:value="242124" calcext:value-type="float">
            <text:p>2421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no, NV, United States</text:p>
          </table:table-cell>
          <table:table-cell office:value-type="float" office:value="241445" calcext:value-type="float">
            <text:p>2414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huacán, Mexico</text:p>
          </table:table-cell>
          <table:table-cell office:value-type="float" office:value="241429" calcext:value-type="float">
            <text:p>2414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inston-Salem, NC, United States</text:p>
          </table:table-cell>
          <table:table-cell office:value-type="float" office:value="241218" calcext:value-type="float">
            <text:p>2412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endale, AZ, United States</text:p>
          </table:table-cell>
          <table:table-cell office:value-type="float" office:value="240126" calcext:value-type="float">
            <text:p>2401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ughan, ON, Canada</text:p>
          </table:table-cell>
          <table:table-cell office:value-type="float" office:value="238866" calcext:value-type="float">
            <text:p>2388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uapan, Mexico</text:p>
          </table:table-cell>
          <table:table-cell office:value-type="float" office:value="237308" calcext:value-type="float">
            <text:p>2373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aleah, FL, United States</text:p>
          </table:table-cell>
          <table:table-cell office:value-type="float" office:value="237069" calcext:value-type="float">
            <text:p>2370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land, TX, United States</text:p>
          </table:table-cell>
          <table:table-cell office:value-type="float" office:value="236897" calcext:value-type="float">
            <text:p>2368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ottsdale, AZ, United States</text:p>
          </table:table-cell>
          <table:table-cell office:value-type="float" office:value="236839" calcext:value-type="float">
            <text:p>236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ving, TX, United States</text:p>
          </table:table-cell>
          <table:table-cell office:value-type="float" office:value="236607" calcext:value-type="float">
            <text:p>2366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esapeake, VA, United States</text:p>
          </table:table-cell>
          <table:table-cell office:value-type="float" office:value="235429" calcext:value-type="float">
            <text:p>2354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th Las Vegas, NV, United States</text:p>
          </table:table-cell>
          <table:table-cell office:value-type="float" office:value="234807" calcext:value-type="float">
            <text:p>2348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tchener, ON, Canada</text:p>
          </table:table-cell>
          <table:table-cell office:value-type="float" office:value="233700" calcext:value-type="float">
            <text:p>2337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mont, CA, United States</text:p>
          </table:table-cell>
          <table:table-cell office:value-type="float" office:value="232206" calcext:value-type="float">
            <text:p>2322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atzacoalcos, Mexico</text:p>
          </table:table-cell>
          <table:table-cell office:value-type="float" office:value="230717" calcext:value-type="float">
            <text:p>2307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ueuil, QC, Canada</text:p>
          </table:table-cell>
          <table:table-cell office:value-type="float" office:value="229330" calcext:value-type="float">
            <text:p>2293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gdalena Contreras, Mexico</text:p>
          </table:table-cell>
          <table:table-cell office:value-type="float" office:value="228927" calcext:value-type="float">
            <text:p>2289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ton Rouge, LA, United States</text:p>
          </table:table-cell>
          <table:table-cell office:value-type="float" office:value="228590" calcext:value-type="float">
            <text:p>2285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omez Palacio, Mexico</text:p>
          </table:table-cell>
          <table:table-cell office:value-type="float" office:value="228577" calcext:value-type="float">
            <text:p>2285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exington, KY, United States</text:p>
          </table:table-cell>
          <table:table-cell office:value-type="float" office:value="225366" calcext:value-type="float">
            <text:p>225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adise, NV, United States</text:p>
          </table:table-cell>
          <table:table-cell office:value-type="float" office:value="223167" calcext:value-type="float">
            <text:p>2231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chmond, VA, United States</text:p>
          </table:table-cell>
          <table:table-cell office:value-type="float" office:value="220289" calcext:value-type="float">
            <text:p>2202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maica, NY, United States</text:p>
          </table:table-cell>
          <table:table-cell office:value-type="float" office:value="216866" calcext:value-type="float">
            <text:p>21686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an Bernardino, CA, United States</text:p>
          </table:table-cell>
          <table:table-cell office:value-type="float" office:value="216108" calcext:value-type="float">
            <text:p>216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s Mochis, Mexico</text:p>
          </table:table-cell>
          <table:table-cell office:value-type="float" office:value="214601" calcext:value-type="float">
            <text:p>2146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okane, WA, United States</text:p>
          </table:table-cell>
          <table:table-cell office:value-type="float" office:value="213272" calcext:value-type="float">
            <text:p>2132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irmingham, AL, United States</text:p>
          </table:table-cell>
          <table:table-cell office:value-type="float" office:value="212461" calcext:value-type="float">
            <text:p>2124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sto, CA, United States</text:p>
          </table:table-cell>
          <table:table-cell office:value-type="float" office:value="211266" calcext:value-type="float">
            <text:p>2112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 Moines, IA, United States</text:p>
          </table:table-cell>
          <table:table-cell office:value-type="float" office:value="210330" calcext:value-type="float">
            <text:p>2103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chester, NY, United States</text:p>
          </table:table-cell>
          <table:table-cell office:value-type="float" office:value="209802" calcext:value-type="float">
            <text:p>2098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oma, WA, United States</text:p>
          </table:table-cell>
          <table:table-cell office:value-type="float" office:value="207948" calcext:value-type="float">
            <text:p>2079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lington, VA, United States</text:p>
          </table:table-cell>
          <table:table-cell office:value-type="float" office:value="207627" calcext:value-type="float">
            <text:p>2076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tana, CA, United States</text:p>
          </table:table-cell>
          <table:table-cell office:value-type="float" office:value="207460" calcext:value-type="float">
            <text:p>2074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nard, CA, United States</text:p>
          </table:table-cell>
          <table:table-cell office:value-type="float" office:value="207254" calcext:value-type="float">
            <text:p>2072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enavista, Mexico</text:p>
          </table:table-cell>
          <table:table-cell office:value-type="float" office:value="206081" calcext:value-type="float">
            <text:p>2060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peche, Mexico</text:p>
          </table:table-cell>
          <table:table-cell office:value-type="float" office:value="205212" calcext:value-type="float">
            <text:p>2052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reno Valley, CA, United States</text:p>
          </table:table-cell>
          <table:table-cell office:value-type="float" office:value="204198" calcext:value-type="float">
            <text:p>2041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th Glendale, CA, United States</text:p>
          </table:table-cell>
          <table:table-cell office:value-type="float" office:value="203201" calcext:value-type="float">
            <text:p>203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rnaby, BC, Canada</text:p>
          </table:table-cell>
          <table:table-cell office:value-type="float" office:value="202799" calcext:value-type="float">
            <text:p>2027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yetteville, NC, United States</text:p>
          </table:table-cell>
          <table:table-cell office:value-type="float" office:value="201963" calcext:value-type="float">
            <text:p>2019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untington Beach, CA, United States</text:p>
          </table:table-cell>
          <table:table-cell office:value-type="float" office:value="201899" calcext:value-type="float">
            <text:p>201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onkers, NY, United States</text:p>
          </table:table-cell>
          <table:table-cell office:value-type="float" office:value="201116" calcext:value-type="float">
            <text:p>201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endale, CA, United States</text:p>
          </table:table-cell>
          <table:table-cell office:value-type="float" office:value="201020" calcext:value-type="float">
            <text:p>2010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rora, IL, United States</text:p>
          </table:table-cell>
          <table:table-cell office:value-type="float" office:value="200661" calcext:value-type="float">
            <text:p>2006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ntgomery, AL, United States</text:p>
          </table:table-cell>
          <table:table-cell office:value-type="float" office:value="200602" calcext:value-type="float">
            <text:p>2006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lumbus, GA, United States</text:p>
          </table:table-cell>
          <table:table-cell office:value-type="float" office:value="200579" calcext:value-type="float">
            <text:p>2005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dner, BC, Canada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skatoon, SK, Canada</text:p>
          </table:table-cell>
          <table:table-cell office:value-type="float" office:value="198958" calcext:value-type="float">
            <text:p>1989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rillo, TX, United States</text:p>
          </table:table-cell>
          <table:table-cell office:value-type="float" office:value="198645" calcext:value-type="float">
            <text:p>1986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ttle Rock, AR, United States</text:p>
          </table:table-cell>
          <table:table-cell office:value-type="float" office:value="197992" calcext:value-type="float">
            <text:p>1979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pachula, Mexico</text:p>
          </table:table-cell>
          <table:table-cell office:value-type="float" office:value="197961" calcext:value-type="float">
            <text:p>1979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ron, OH, United States</text:p>
          </table:table-cell>
          <table:table-cell office:value-type="float" office:value="197542" calcext:value-type="float">
            <text:p>1975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hreveport, LA, United States</text:p>
          </table:table-cell>
          <table:table-cell office:value-type="float" office:value="197204" calcext:value-type="float">
            <text:p>197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clova, Mexico</text:p>
          </table:table-cell>
          <table:table-cell office:value-type="float" office:value="195764" calcext:value-type="float">
            <text:p>19576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and Rapids, MI, United States</text:p>
          </table:table-cell>
          <table:table-cell office:value-type="float" office:value="195097" calcext:value-type="float">
            <text:p>1950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bile, AL, United States</text:p>
          </table:table-cell>
          <table:table-cell office:value-type="float" office:value="194288" calcext:value-type="float">
            <text:p>19428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oledad de Graciano Sánchez, Mexico</text:p>
          </table:table-cell>
          <table:table-cell office:value-type="float" office:value="194006" calcext:value-type="float">
            <text:p>1940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Madero, Mexico</text:p>
          </table:table-cell>
          <table:table-cell office:value-type="float" office:value="192736" calcext:value-type="float">
            <text:p>1927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lt Lake City, UT, United States</text:p>
          </table:table-cell>
          <table:table-cell office:value-type="float" office:value="192672" calcext:value-type="float">
            <text:p>1926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untsville, AL, United States</text:p>
          </table:table-cell>
          <table:table-cell office:value-type="float" office:value="190582" calcext:value-type="float">
            <text:p>1905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llahassee, FL, United States</text:p>
          </table:table-cell>
          <table:table-cell office:value-type="float" office:value="189907" calcext:value-type="float">
            <text:p>1899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nrise Manor, NV, United States</text:p>
          </table:table-cell>
          <table:table-cell office:value-type="float" office:value="189372" calcext:value-type="float">
            <text:p>1893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and Prairie, TX, United States</text:p>
          </table:table-cell>
          <table:table-cell office:value-type="float" office:value="187809" calcext:value-type="float">
            <text:p>1878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xnard Shores, CA, United States</text:p>
          </table:table-cell>
          <table:table-cell office:value-type="float" office:value="187235" calcext:value-type="float">
            <text:p>187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uerto Vallarta, Mexico</text:p>
          </table:table-cell>
          <table:table-cell office:value-type="float" office:value="187134" calcext:value-type="float">
            <text:p>1871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verland Park, KS, United States</text:p>
          </table:table-cell>
          <table:table-cell office:value-type="float" office:value="186515" calcext:value-type="float">
            <text:p>186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gales, Mexico</text:p>
          </table:table-cell>
          <table:table-cell office:value-type="float" office:value="185882" calcext:value-type="float">
            <text:p>1858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chmond Hill, ON, Canada</text:p>
          </table:table-cell>
          <table:table-cell office:value-type="float" office:value="185541" calcext:value-type="float">
            <text:p>1855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noxville, TN, United States</text:p>
          </table:table-cell>
          <table:table-cell office:value-type="float" office:value="185291" calcext:value-type="float">
            <text:p>1852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orcester, MA, United States</text:p>
          </table:table-cell>
          <table:table-cell office:value-type="float" office:value="184815" calcext:value-type="float">
            <text:p>1848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ownsville, TX, United States</text:p>
          </table:table-cell>
          <table:table-cell office:value-type="float" office:value="183887" calcext:value-type="float">
            <text:p>1838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wport News, VA, United States</text:p>
          </table:table-cell>
          <table:table-cell office:value-type="float" office:value="182385" calcext:value-type="float">
            <text:p>1823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ta Clarita, CA, United States</text:p>
          </table:table-cell>
          <table:table-cell office:value-type="float" office:value="182371" calcext:value-type="float">
            <text:p>18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rie, ON, Canada</text:p>
          </table:table-cell>
          <table:table-cell office:value-type="float" office:value="182041" calcext:value-type="float">
            <text:p>1820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chmond, BC, Canada</text:p>
          </table:table-cell>
          <table:table-cell office:value-type="float" office:value="182000" calcext:value-type="float">
            <text:p>182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ovidence, RI, United States</text:p>
          </table:table-cell>
          <table:table-cell office:value-type="float" office:value="179207" calcext:value-type="float">
            <text:p>17920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t Lauderdale, FL, United States</text:p>
          </table:table-cell>
          <table:table-cell office:value-type="float" office:value="178590" calcext:value-type="float">
            <text:p>1785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ring Valley, NV, United States</text:p>
          </table:table-cell>
          <table:table-cell office:value-type="float" office:value="178395" calcext:value-type="float">
            <text:p>1783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ttanooga, TN, United States</text:p>
          </table:table-cell>
          <table:table-cell office:value-type="float" office:value="176588" calcext:value-type="float">
            <text:p>1765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ina, SK, Canada</text:p>
          </table:table-cell>
          <table:table-cell office:value-type="float" office:value="176183" calcext:value-type="float">
            <text:p>1761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e, AZ, United States</text:p>
          </table:table-cell>
          <table:table-cell office:value-type="float" office:value="175826" calcext:value-type="float">
            <text:p>1758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ceanside, CA, United States</text:p>
          </table:table-cell>
          <table:table-cell office:value-type="float" office:value="175691" calcext:value-type="float">
            <text:p>1756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arden Grove, CA, United States</text:p>
          </table:table-cell>
          <table:table-cell office:value-type="float" office:value="175393" calcext:value-type="float">
            <text:p>17539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cho Cucamonga, CA, United States</text:p>
          </table:table-cell>
          <table:table-cell office:value-type="float" office:value="175236" calcext:value-type="float">
            <text:p>1752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pe Coral, FL, United States</text:p>
          </table:table-cell>
          <table:table-cell office:value-type="float" office:value="175229" calcext:value-type="float">
            <text:p>1752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ta Rosa, CA, United States</text:p>
          </table:table-cell>
          <table:table-cell office:value-type="float" office:value="174972" calcext:value-type="float">
            <text:p>1749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za Rica de Hidalgo, Mexico</text:p>
          </table:table-cell>
          <table:table-cell office:value-type="float" office:value="174526" calcext:value-type="float">
            <text:p>1745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ajimalpa, Mexico</text:p>
          </table:table-cell>
          <table:table-cell office:value-type="float" office:value="173625" calcext:value-type="float">
            <text:p>1736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Pablo de las Salinas, Mexico</text:p>
          </table:table-cell>
          <table:table-cell office:value-type="float" office:value="173557" calcext:value-type="float">
            <text:p>173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epec, Mexico</text:p>
          </table:table-cell>
          <table:table-cell office:value-type="float" office:value="172982" calcext:value-type="float">
            <text:p>1729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ancouver, WA, United States</text:p>
          </table:table-cell>
          <table:table-cell office:value-type="float" office:value="172860" calcext:value-type="float">
            <text:p>1728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oux Falls, SD, United States</text:p>
          </table:table-cell>
          <table:table-cell office:value-type="float" office:value="171544" calcext:value-type="float">
            <text:p>1715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Paz, Mexico</text:p>
          </table:table-cell>
          <table:table-cell office:value-type="float" office:value="171485" calcext:value-type="float">
            <text:p>1714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oria, AZ, United States</text:p>
          </table:table-cell>
          <table:table-cell office:value-type="float" office:value="171237" calcext:value-type="float">
            <text:p>1712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ario, CA, United States</text:p>
          </table:table-cell>
          <table:table-cell office:value-type="float" office:value="171214" calcext:value-type="float">
            <text:p>171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kson, MS, United States</text:p>
          </table:table-cell>
          <table:table-cell office:value-type="float" office:value="170674" calcext:value-type="float">
            <text:p>1706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lk Grove, CA, United States</text:p>
          </table:table-cell>
          <table:table-cell office:value-type="float" office:value="166913" calcext:value-type="float">
            <text:p>1669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ringfield, MO, United States</text:p>
          </table:table-cell>
          <table:table-cell office:value-type="float" office:value="166810" calcext:value-type="float">
            <text:p>1668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embroke Pines, FL, United States</text:p>
          </table:table-cell>
          <table:table-cell office:value-type="float" office:value="166611" calcext:value-type="float">
            <text:p>1666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ville, ON, Canada</text:p>
          </table:table-cell>
          <table:table-cell office:value-type="float" office:value="165697" calcext:value-type="float">
            <text:p>165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lpancingo, Mexico</text:p>
          </table:table-cell>
          <table:table-cell office:value-type="float" office:value="165250" calcext:value-type="float">
            <text:p>1652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rt Saint Lucie, FL, United States</text:p>
          </table:table-cell>
          <table:table-cell office:value-type="float" office:value="164603" calcext:value-type="float">
            <text:p>1646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em, OR, United States</text:p>
          </table:table-cell>
          <table:table-cell office:value-type="float" office:value="164549" calcext:value-type="float">
            <text:p>1645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rlington, ON, Canada</text:p>
          </table:table-cell>
          <table:table-cell office:value-type="float" office:value="164415" calcext:value-type="float">
            <text:p>1644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ona, CA, United States</text:p>
          </table:table-cell>
          <table:table-cell office:value-type="float" office:value="164226" calcext:value-type="float">
            <text:p>164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lco, Mexico</text:p>
          </table:table-cell>
          <table:table-cell office:value-type="float" office:value="163996" calcext:value-type="float">
            <text:p>1639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ugene, OR, United States</text:p>
          </table:table-cell>
          <table:table-cell office:value-type="float" office:value="163460" calcext:value-type="float">
            <text:p>1634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cKinney, TX, United States</text:p>
          </table:table-cell>
          <table:table-cell office:value-type="float" office:value="162898" calcext:value-type="float">
            <text:p>1628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iutepec, Mexico</text:p>
          </table:table-cell>
          <table:table-cell office:value-type="float" office:value="162427" calcext:value-type="float">
            <text:p>1624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ort Collins, CO, United States</text:p>
          </table:table-cell>
          <table:table-cell office:value-type="float" office:value="161175" calcext:value-type="float">
            <text:p>1611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ncaster, CA, United States</text:p>
          </table:table-cell>
          <table:table-cell office:value-type="float" office:value="161103" calcext:value-type="float">
            <text:p>1611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y, NC, United States</text:p>
          </table:table-cell>
          <table:table-cell office:value-type="float" office:value="159769" calcext:value-type="float">
            <text:p>1597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mpe Junction, AZ, United States</text:p>
          </table:table-cell>
          <table:table-cell office:value-type="float" office:value="158368" calcext:value-type="float">
            <text:p>158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mdale, CA, United States</text:p>
          </table:table-cell>
          <table:table-cell office:value-type="float" office:value="158351" calcext:value-type="float">
            <text:p>1583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ward, CA, United States</text:p>
          </table:table-cell>
          <table:table-cell office:value-type="float" office:value="158289" calcext:value-type="float">
            <text:p>1582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eater Sudbury, ON, Canada</text:p>
          </table:table-cell>
          <table:table-cell office:value-type="float" office:value="157857" calcext:value-type="float">
            <text:p>1578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inas, CA, United States</text:p>
          </table:table-cell>
          <table:table-cell office:value-type="float" office:value="157380" calcext:value-type="float">
            <text:p>1573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sco, TX, United States</text:p>
          </table:table-cell>
          <table:table-cell office:value-type="float" office:value="154407" calcext:value-type="float">
            <text:p>1544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ringfield, MA, United States</text:p>
          </table:table-cell>
          <table:table-cell office:value-type="float" office:value="154341" calcext:value-type="float">
            <text:p>15434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ast Chattanooga, TN, United States</text:p>
          </table:table-cell>
          <table:table-cell office:value-type="float" office:value="154024" calcext:value-type="float">
            <text:p>154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adena, TX, United States</text:p>
          </table:table-cell>
          <table:table-cell office:value-type="float" office:value="153784" calcext:value-type="float">
            <text:p>1537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exandria, VA, United States</text:p>
          </table:table-cell>
          <table:table-cell office:value-type="float" office:value="153511" calcext:value-type="float">
            <text:p>1535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ona, CA, United States</text:p>
          </table:table-cell>
          <table:table-cell office:value-type="float" office:value="153266" calcext:value-type="float">
            <text:p>1532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kewood, CO, United States</text:p>
          </table:table-cell>
          <table:table-cell office:value-type="float" office:value="152597" calcext:value-type="float">
            <text:p>1525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nnyvale, CA, United States</text:p>
          </table:table-cell>
          <table:table-cell office:value-type="float" office:value="151754" calcext:value-type="float">
            <text:p>1517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botsford, BC, Canada</text:p>
          </table:table-cell>
          <table:table-cell office:value-type="float" office:value="151683" calcext:value-type="float">
            <text:p>1516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lula, Mexico</text:p>
          </table:table-cell>
          <table:table-cell office:value-type="float" office:value="151667" calcext:value-type="float">
            <text:p>1516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scondido, CA, United States</text:p>
          </table:table-cell>
          <table:table-cell office:value-type="float" office:value="151451" calcext:value-type="float">
            <text:p>1514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nsas City, KS, United States</text:p>
          </table:table-cell>
          <table:table-cell office:value-type="float" office:value="151306" calcext:value-type="float">
            <text:p>1513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atitlán, Mexico</text:p>
          </table:table-cell>
          <table:table-cell office:value-type="float" office:value="150895" calcext:value-type="float">
            <text:p>1508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iedras Negras, Mexico</text:p>
          </table:table-cell>
          <table:table-cell office:value-type="float" office:value="150178" calcext:value-type="float">
            <text:p>1501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llywood, FL, United States</text:p>
          </table:table-cell>
          <table:table-cell office:value-type="float" office:value="149728" calcext:value-type="float">
            <text:p>1497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rksville, TN, United States</text:p>
          </table:table-cell>
          <table:table-cell office:value-type="float" office:value="149176" calcext:value-type="float">
            <text:p>1491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rance, CA, United States</text:p>
          </table:table-cell>
          <table:table-cell office:value-type="float" office:value="148475" calcext:value-type="float">
            <text:p>1484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encia, CA, United States</text:p>
          </table:table-cell>
          <table:table-cell office:value-type="float" office:value="148456" calcext:value-type="float">
            <text:p>1484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ford, IL, United States</text:p>
          </table:table-cell>
          <table:table-cell office:value-type="float" office:value="148278" calcext:value-type="float">
            <text:p>1482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ast Hampton, VA, United States</text:p>
          </table:table-cell>
          <table:table-cell office:value-type="float" office:value="147993" calcext:value-type="float">
            <text:p>1479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liet, IL, United States</text:p>
          </table:table-cell>
          <table:table-cell office:value-type="float" office:value="147861" calcext:value-type="float">
            <text:p>1478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erson, NJ, United States</text:p>
          </table:table-cell>
          <table:table-cell office:value-type="float" office:value="147754" calcext:value-type="float">
            <text:p>1477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idgeport, CT, United States</text:p>
          </table:table-cell>
          <table:table-cell office:value-type="float" office:value="147629" calcext:value-type="float">
            <text:p>1476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aperville, IL, United States</text:p>
          </table:table-cell>
          <table:table-cell office:value-type="float" office:value="147100" calcext:value-type="float">
            <text:p>147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autla, Mexico</text:p>
          </table:table-cell>
          <table:table-cell office:value-type="float" office:value="146178" calcext:value-type="float">
            <text:p>146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ise, ID, United States</text:p>
          </table:table-cell>
          <table:table-cell office:value-type="float" office:value="145987" calcext:value-type="float">
            <text:p>1459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vannah, GA, United States</text:p>
          </table:table-cell>
          <table:table-cell office:value-type="float" office:value="145674" calcext:value-type="float">
            <text:p>1456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squite, TX, United States</text:p>
          </table:table-cell>
          <table:table-cell office:value-type="float" office:value="144788" calcext:value-type="float">
            <text:p>1447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Acuña, Mexico</text:p>
          </table:table-cell>
          <table:table-cell office:value-type="float" office:value="144669" calcext:value-type="float">
            <text:p>1446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racuse, NY, United States</text:p>
          </table:table-cell>
          <table:table-cell office:value-type="float" office:value="144142" calcext:value-type="float">
            <text:p>144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guenay, QC, Canada</text:p>
          </table:table-cell>
          <table:table-cell office:value-type="float" office:value="143692" calcext:value-type="float">
            <text:p>14369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tairie Terrace, LA, United States</text:p>
          </table:table-cell>
          <table:table-cell office:value-type="float" office:value="142489" calcext:value-type="float">
            <text:p>1424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adena, CA, United States</text:p>
          </table:table-cell>
          <table:table-cell office:value-type="float" office:value="142250" calcext:value-type="float">
            <text:p>1422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del Carmen, Mexico</text:p>
          </table:table-cell>
          <table:table-cell office:value-type="float" office:value="141308" calcext:value-type="float">
            <text:p>1413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, CA, United States</text:p>
          </table:table-cell>
          <table:table-cell office:value-type="float" office:value="140992" calcext:value-type="float">
            <text:p>1409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llerton, CA, United States</text:p>
          </table:table-cell>
          <table:table-cell office:value-type="float" office:value="140847" calcext:value-type="float">
            <text:p>1408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lleen, TX, United States</text:p>
          </table:table-cell>
          <table:table-cell office:value-type="float" office:value="140806" calcext:value-type="float">
            <text:p>1408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yton, OH, United States</text:p>
          </table:table-cell>
          <table:table-cell office:value-type="float" office:value="140599" calcext:value-type="float">
            <text:p>1405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Allen, TX, United States</text:p>
          </table:table-cell>
          <table:table-cell office:value-type="float" office:value="140269" calcext:value-type="float">
            <text:p>140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levue, WA, United States</text:p>
          </table:table-cell>
          <table:table-cell office:value-type="float" office:value="139820" calcext:value-type="float">
            <text:p>1398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Luis Río Colorado, Mexico</text:p>
          </table:table-cell>
          <table:table-cell office:value-type="float" office:value="139254" calcext:value-type="float">
            <text:p>1392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amanca, Mexico</text:p>
          </table:table-cell>
          <table:table-cell office:value-type="float" office:value="138614" calcext:value-type="float">
            <text:p>1386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airie, LA, United States</text:p>
          </table:table-cell>
          <table:table-cell office:value-type="float" office:value="138481" calcext:value-type="float">
            <text:p>1384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amar, FL, United States</text:p>
          </table:table-cell>
          <table:table-cell office:value-type="float" office:value="137132" calcext:value-type="float">
            <text:p>1371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mpton, VA, United States</text:p>
          </table:table-cell>
          <table:table-cell office:value-type="float" office:value="136454" calcext:value-type="float">
            <text:p>1364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an Nuys, CA, United States</text:p>
          </table:table-cell>
          <table:table-cell office:value-type="float" office:value="136443" calcext:value-type="float">
            <text:p>1364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st Valley City, UT, United States</text:p>
          </table:table-cell>
          <table:table-cell office:value-type="float" office:value="136208" calcext:value-type="float">
            <text:p>1362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tumal, Mexico</text:p>
          </table:table-cell>
          <table:table-cell office:value-type="float" office:value="134412" calcext:value-type="float">
            <text:p>1344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órdoba, Mexico</text:p>
          </table:table-cell>
          <table:table-cell office:value-type="float" office:value="134403" calcext:value-type="float">
            <text:p>134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úxpam de Rodríguez Cano, Mexico</text:p>
          </table:table-cell>
          <table:table-cell office:value-type="float" office:value="134394" calcext:value-type="float">
            <text:p>1343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lathe, KS, United States</text:p>
          </table:table-cell>
          <table:table-cell office:value-type="float" office:value="134305" calcext:value-type="float">
            <text:p>1343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ren, MI, United States</text:p>
          </table:table-cell>
          <table:table-cell office:value-type="float" office:value="134056" calcext:value-type="float">
            <text:p>1340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umbia, SC, United States</text:p>
          </table:table-cell>
          <table:table-cell office:value-type="float" office:value="133803" calcext:value-type="float">
            <text:p>1338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rnton, CO, United States</text:p>
          </table:table-cell>
          <table:table-cell office:value-type="float" office:value="133451" calcext:value-type="float">
            <text:p>1334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rollton, TX, United States</text:p>
          </table:table-cell>
          <table:table-cell office:value-type="float" office:value="133168" calcext:value-type="float">
            <text:p>1331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land, TX, United States</text:p>
          </table:table-cell>
          <table:table-cell office:value-type="float" office:value="132950" calcext:value-type="float">
            <text:p>1329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leston, SC, United States</text:p>
          </table:table-cell>
          <table:table-cell office:value-type="float" office:value="132609" calcext:value-type="float">
            <text:p>1326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co, TX, United States</text:p>
          </table:table-cell>
          <table:table-cell office:value-type="float" office:value="132356" calcext:value-type="float">
            <text:p>1323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rling Heights, MI, United States</text:p>
          </table:table-cell>
          <table:table-cell office:value-type="float" office:value="132052" calcext:value-type="float">
            <text:p>1320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. Catharines, ON, Canada</text:p>
          </table:table-cell>
          <table:table-cell office:value-type="float" office:value="131989" calcext:value-type="float">
            <text:p>131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ton, TX, United States</text:p>
          </table:table-cell>
          <table:table-cell office:value-type="float" office:value="131044" calcext:value-type="float">
            <text:p>1310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za García, Mexico</text:p>
          </table:table-cell>
          <table:table-cell office:value-type="float" office:value="130646" calcext:value-type="float">
            <text:p>1306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edar Rapids, IA, United States</text:p>
          </table:table-cell>
          <table:table-cell office:value-type="float" office:value="130405" calcext:value-type="float">
            <text:p>1304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w Haven, CT, United States</text:p>
          </table:table-cell>
          <table:table-cell office:value-type="float" office:value="130322" calcext:value-type="float">
            <text:p>1303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seville, CA, United States</text:p>
          </table:table-cell>
          <table:table-cell office:value-type="float" office:value="130269" calcext:value-type="float">
            <text:p>1302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ainesville, FL, United States</text:p>
          </table:table-cell>
          <table:table-cell office:value-type="float" office:value="130128" calcext:value-type="float">
            <text:p>130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salia, CA, United States</text:p>
          </table:table-cell>
          <table:table-cell office:value-type="float" office:value="130104" calcext:value-type="float">
            <text:p>1301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ral Springs, FL, United States</text:p>
          </table:table-cell>
          <table:table-cell office:value-type="float" office:value="129485" calcext:value-type="float">
            <text:p>1294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rbrooke, QC, Canada</text:p>
          </table:table-cell>
          <table:table-cell office:value-type="float" office:value="129447" calcext:value-type="float">
            <text:p>1294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ousand Oaks, CA, United States</text:p>
          </table:table-cell>
          <table:table-cell office:value-type="float" office:value="129339" calcext:value-type="float">
            <text:p>1293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zabeth, NJ, United States</text:p>
          </table:table-cell>
          <table:table-cell office:value-type="float" office:value="129007" calcext:value-type="float">
            <text:p>1290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Cristóbal de las Casas, Mexico</text:p>
          </table:table-cell>
          <table:table-cell office:value-type="float" office:value="128996" calcext:value-type="float">
            <text:p>1289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mford, CT, United States</text:p>
          </table:table-cell>
          <table:table-cell office:value-type="float" office:value="128874" calcext:value-type="float">
            <text:p>1288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cord, CA, United States</text:p>
          </table:table-cell>
          <table:table-cell office:value-type="float" office:value="128667" calcext:value-type="float">
            <text:p>128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prise, AZ, United States</text:p>
          </table:table-cell>
          <table:table-cell office:value-type="float" office:value="128422" calcext:value-type="float">
            <text:p>1284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fayette, LA, United States</text:p>
          </table:table-cell>
          <table:table-cell office:value-type="float" office:value="127657" calcext:value-type="float">
            <text:p>1276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eka, KS, United States</text:p>
          </table:table-cell>
          <table:table-cell office:value-type="float" office:value="127265" calcext:value-type="float">
            <text:p>1272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ma, Mexico</text:p>
          </table:table-cell>
          <table:table-cell office:value-type="float" office:value="127235" calcext:value-type="float">
            <text:p>1272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nt, WA, United States</text:p>
          </table:table-cell>
          <table:table-cell office:value-type="float" office:value="126952" calcext:value-type="float">
            <text:p>1269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mi Valley, CA, United States</text:p>
          </table:table-cell>
          <table:table-cell office:value-type="float" office:value="126788" calcext:value-type="float">
            <text:p>1267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ast Los Angeles, CA, United States</text:p>
          </table:table-cell>
          <table:table-cell office:value-type="float" office:value="126496" calcext:value-type="float">
            <text:p>126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more, BC, Canada</text:p>
          </table:table-cell>
          <table:table-cell office:value-type="float" office:value="126456" calcext:value-type="float">
            <text:p>1264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évis, QC, Canada</text:p>
          </table:table-cell>
          <table:table-cell office:value-type="float" office:value="126396" calcext:value-type="float">
            <text:p>12639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ta Clara, CA, United States</text:p>
          </table:table-cell>
          <table:table-cell office:value-type="float" office:value="126215" calcext:value-type="float">
            <text:p>1262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rfreesboro, TN, United States</text:p>
          </table:table-cell>
          <table:table-cell office:value-type="float" office:value="126118" calcext:value-type="float">
            <text:p>126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lowna, BC, Canada</text:p>
          </table:table-cell>
          <table:table-cell office:value-type="float" office:value="125109" calcext:value-type="float">
            <text:p>125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mora, Mexico</text:p>
          </table:table-cell>
          <table:table-cell office:value-type="float" office:value="124916" calcext:value-type="float">
            <text:p>1249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ixquilucan, Mexico</text:p>
          </table:table-cell>
          <table:table-cell office:value-type="float" office:value="124846" calcext:value-type="float">
            <text:p>1248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tford, CT, United States</text:p>
          </table:table-cell>
          <table:table-cell office:value-type="float" office:value="124006" calcext:value-type="float">
            <text:p>1240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herst, NY, United States</text:p>
          </table:table-cell>
          <table:table-cell office:value-type="float" office:value="122366" calcext:value-type="float">
            <text:p>1223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ictorville, CA, United States</text:p>
          </table:table-cell>
          <table:table-cell office:value-type="float" office:value="122225" calcext:value-type="float">
            <text:p>1222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Pedro Garza Garcia, Mexico</text:p>
          </table:table-cell>
          <table:table-cell office:value-type="float" office:value="122009" calcext:value-type="float">
            <text:p>122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ilene, TX, United States</text:p>
          </table:table-cell>
          <table:table-cell office:value-type="float" office:value="121721" calcext:value-type="float">
            <text:p>1217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aucalpan de Juárez, Mexico</text:p>
          </table:table-cell>
          <table:table-cell office:value-type="float" office:value="121470" calcext:value-type="float">
            <text:p>1214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zaba, Mexico</text:p>
          </table:table-cell>
          <table:table-cell office:value-type="float" office:value="121348" calcext:value-type="float">
            <text:p>1213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lejo, CA, United States</text:p>
          </table:table-cell>
          <table:table-cell office:value-type="float" office:value="121253" calcext:value-type="float">
            <text:p>1212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th Stamford, CT, United States</text:p>
          </table:table-cell>
          <table:table-cell office:value-type="float" office:value="121230" calcext:value-type="float">
            <text:p>1212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rkeley, CA, United States</text:p>
          </table:table-cell>
          <table:table-cell office:value-type="float" office:value="120972" calcext:value-type="float">
            <text:p>1209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bridge, ON, Canada</text:p>
          </table:table-cell>
          <table:table-cell office:value-type="float" office:value="120372" calcext:value-type="float">
            <text:p>1203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n, OK, United States</text:p>
          </table:table-cell>
          <table:table-cell office:value-type="float" office:value="120284" calcext:value-type="float">
            <text:p>1202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lentown, PA, United States</text:p>
          </table:table-cell>
          <table:table-cell office:value-type="float" office:value="120207" calcext:value-type="float">
            <text:p>120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vojoa, Mexico</text:p>
          </table:table-cell>
          <table:table-cell office:value-type="float" office:value="120000" calcext:value-type="float">
            <text:p>12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vansville, IN, United States</text:p>
          </table:table-cell>
          <table:table-cell office:value-type="float" office:value="119943" calcext:value-type="float">
            <text:p>1199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ois-Rivières, QC, Canada</text:p>
          </table:table-cell>
          <table:table-cell office:value-type="float" office:value="119693" calcext:value-type="float">
            <text:p>1196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lumbia, MO, United States</text:p>
          </table:table-cell>
          <table:table-cell office:value-type="float" office:value="119108" calcext:value-type="float">
            <text:p>119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dessa, TX, United States</text:p>
          </table:table-cell>
          <table:table-cell office:value-type="float" office:value="118968" calcext:value-type="float">
            <text:p>1189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catecas, Mexico</text:p>
          </table:table-cell>
          <table:table-cell office:value-type="float" office:value="118562" calcext:value-type="float">
            <text:p>1185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rgo, ND, United States</text:p>
          </table:table-cell>
          <table:table-cell office:value-type="float" office:value="118523" calcext:value-type="float">
            <text:p>1185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 Juan del Río, Mexico</text:p>
          </table:table-cell>
          <table:table-cell office:value-type="float" office:value="118173" calcext:value-type="float">
            <text:p>11817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aumont, TX, United States</text:p>
          </table:table-cell>
          <table:table-cell office:value-type="float" office:value="118129" calcext:value-type="float">
            <text:p>11812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iudad de Villa de Álvarez, Mexico</text:p>
          </table:table-cell>
          <table:table-cell office:value-type="float" office:value="117600" calcext:value-type="float">
            <text:p>1176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dependence, MO, United States</text:p>
          </table:table-cell>
          <table:table-cell office:value-type="float" office:value="117255" calcext:value-type="float">
            <text:p>1172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n Arbor, MI, United States</text:p>
          </table:table-cell>
          <table:table-cell office:value-type="float" office:value="117070" calcext:value-type="float">
            <text:p>1170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 Monte, CA, United States</text:p>
          </table:table-cell>
          <table:table-cell office:value-type="float" office:value="116732" calcext:value-type="float">
            <text:p>1167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s, GA, United States</text:p>
          </table:table-cell>
          <table:table-cell office:value-type="float" office:value="116714" calcext:value-type="float">
            <text:p>1167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ringfield, IL, United States</text:p>
          </table:table-cell>
          <table:table-cell office:value-type="float" office:value="116565" calcext:value-type="float">
            <text:p>1165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und Rock, TX, United States</text:p>
          </table:table-cell>
          <table:table-cell office:value-type="float" office:value="115997" calcext:value-type="float">
            <text:p>1159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ilmington, NC, United States</text:p>
          </table:table-cell>
          <table:table-cell office:value-type="float" office:value="115933" calcext:value-type="float">
            <text:p>1159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lpa Alta, Mexico</text:p>
          </table:table-cell>
          <table:table-cell office:value-type="float" office:value="115895" calcext:value-type="float">
            <text:p>1158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elph, ON, Canada</text:p>
          </table:table-cell>
          <table:table-cell office:value-type="float" office:value="115760" calcext:value-type="float">
            <text:p>1157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xcoco, Mexico</text:p>
          </table:table-cell>
          <table:table-cell office:value-type="float" office:value="115378" calcext:value-type="float">
            <text:p>115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vada, CO, United States</text:p>
          </table:table-cell>
          <table:table-cell office:value-type="float" office:value="115368" calcext:value-type="float">
            <text:p>115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York, ON, Canada</text:p>
          </table:table-cell>
          <table:table-cell office:value-type="float" office:value="115365" calcext:value-type="float">
            <text:p>1153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vo, UT, United States</text:p>
          </table:table-cell>
          <table:table-cell office:value-type="float" office:value="115264" calcext:value-type="float">
            <text:p>115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oria, IL, United States</text:p>
          </table:table-cell>
          <table:table-cell office:value-type="float" office:value="115070" calcext:value-type="float">
            <text:p>1150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sing, MI, United States</text:p>
          </table:table-cell>
          <table:table-cell office:value-type="float" office:value="115056" calcext:value-type="float">
            <text:p>1150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quitlam, BC, Canada</text:p>
          </table:table-cell>
          <table:table-cell office:value-type="float" office:value="114565" calcext:value-type="float">
            <text:p>1145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wney, CA, United States</text:p>
          </table:table-cell>
          <table:table-cell office:value-type="float" office:value="114219" calcext:value-type="float">
            <text:p>1142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gston, ON, Canada</text:p>
          </table:table-cell>
          <table:table-cell office:value-type="float" office:value="114195" calcext:value-type="float">
            <text:p>114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lsbad, CA, United States</text:p>
          </table:table-cell>
          <table:table-cell office:value-type="float" office:value="113453" calcext:value-type="float">
            <text:p>1134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sta Mesa, CA, United States</text:p>
          </table:table-cell>
          <table:table-cell office:value-type="float" office:value="113204" calcext:value-type="float">
            <text:p>1132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ami Gardens, FL, United States</text:p>
          </table:table-cell>
          <table:table-cell office:value-type="float" office:value="113187" calcext:value-type="float">
            <text:p>1131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stminster, CO, United States</text:p>
          </table:table-cell>
          <table:table-cell office:value-type="float" office:value="113130" calcext:value-type="float">
            <text:p>113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th Peoria, IL, United States</text:p>
          </table:table-cell>
          <table:table-cell office:value-type="float" office:value="113004" calcext:value-type="float">
            <text:p>1130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earwater, FL, United States</text:p>
          </table:table-cell>
          <table:table-cell office:value-type="float" office:value="113003" calcext:value-type="float">
            <text:p>113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irfield, CA, United States</text:p>
          </table:table-cell>
          <table:table-cell office:value-type="float" office:value="112970" calcext:value-type="float">
            <text:p>1129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chester, MN, United States</text:p>
          </table:table-cell>
          <table:table-cell office:value-type="float" office:value="112225" calcext:value-type="float">
            <text:p>112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gin, IL, United States</text:p>
          </table:table-cell>
          <table:table-cell office:value-type="float" office:value="112111" calcext:value-type="float">
            <text:p>1121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guala de la Independencia, Mexico</text:p>
          </table:table-cell>
          <table:table-cell office:value-type="float" office:value="112106" calcext:value-type="float">
            <text:p>1121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mecula, CA, United States</text:p>
          </table:table-cell>
          <table:table-cell office:value-type="float" office:value="112011" calcext:value-type="float">
            <text:p>1120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st Jordan, UT, United States</text:p>
          </table:table-cell>
          <table:table-cell office:value-type="float" office:value="111946" calcext:value-type="float">
            <text:p>1119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glewood, CA, United States</text:p>
          </table:table-cell>
          <table:table-cell office:value-type="float" office:value="111666" calcext:value-type="float">
            <text:p>1116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chardson, TX, United States</text:p>
          </table:table-cell>
          <table:table-cell office:value-type="float" office:value="110815" calcext:value-type="float">
            <text:p>1108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zanillo, Mexico</text:p>
          </table:table-cell>
          <table:table-cell office:value-type="float" office:value="110735" calcext:value-type="float">
            <text:p>1107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well, MA, United States</text:p>
          </table:table-cell>
          <table:table-cell office:value-type="float" office:value="110699" calcext:value-type="float">
            <text:p>11069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ast Independence, MO, United States</text:p>
          </table:table-cell>
          <table:table-cell office:value-type="float" office:value="110675" calcext:value-type="float">
            <text:p>1106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sham, OR, United States</text:p>
          </table:table-cell>
          <table:table-cell office:value-type="float" office:value="110553" calcext:value-type="float">
            <text:p>1105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ioch, CA, United States</text:p>
          </table:table-cell>
          <table:table-cell office:value-type="float" office:value="110542" calcext:value-type="float">
            <text:p>1105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mbridge, MA, United States</text:p>
          </table:table-cell>
          <table:table-cell office:value-type="float" office:value="110402" calcext:value-type="float">
            <text:p>1104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igh Point, NC, United States</text:p>
          </table:table-cell>
          <table:table-cell office:value-type="float" office:value="110268" calcext:value-type="float">
            <text:p>1102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llings, MT, United States</text:p>
          </table:table-cell>
          <table:table-cell office:value-type="float" office:value="110263" calcext:value-type="float">
            <text:p>1102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nchester, NH, United States</text:p>
          </table:table-cell>
          <table:table-cell office:value-type="float" office:value="110229" calcext:value-type="float">
            <text:p>1102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rrieta, CA, United States</text:p>
          </table:table-cell>
          <table:table-cell office:value-type="float" office:value="109830" calcext:value-type="float">
            <text:p>1098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entennial, CO, United States</text:p>
          </table:table-cell>
          <table:table-cell office:value-type="float" office:value="109741" calcext:value-type="float">
            <text:p>1097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chmond, CA, United States</text:p>
          </table:table-cell>
          <table:table-cell office:value-type="float" office:value="109708" calcext:value-type="float">
            <text:p>10970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Valles, Mexico</text:p>
          </table:table-cell>
          <table:table-cell office:value-type="float" office:value="109504" calcext:value-type="float">
            <text:p>1095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eblo, CO, United States</text:p>
          </table:table-cell>
          <table:table-cell office:value-type="float" office:value="109412" calcext:value-type="float">
            <text:p>1094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rland, TX, United States</text:p>
          </table:table-cell>
          <table:table-cell office:value-type="float" office:value="108821" calcext:value-type="float">
            <text:p>1088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terbury, CT, United States</text:p>
          </table:table-cell>
          <table:table-cell office:value-type="float" office:value="108802" calcext:value-type="float">
            <text:p>1088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st Covina, CA, United States</text:p>
          </table:table-cell>
          <table:table-cell office:value-type="float" office:value="108484" calcext:value-type="float">
            <text:p>1084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terprise, NV, United States</text:p>
          </table:table-cell>
          <table:table-cell office:value-type="float" office:value="108481" calcext:value-type="float">
            <text:p>10848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th Charleston, SC, United States</text:p>
          </table:table-cell>
          <table:table-cell office:value-type="float" office:value="108304" calcext:value-type="float">
            <text:p>108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erett, WA, United States</text:p>
          </table:table-cell>
          <table:table-cell office:value-type="float" office:value="108010" calcext:value-type="float">
            <text:p>1080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llege Station, TX, United States</text:p>
          </table:table-cell>
          <table:table-cell office:value-type="float" office:value="107889" calcext:value-type="float">
            <text:p>107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m Bay, FL, United States</text:p>
          </table:table-cell>
          <table:table-cell office:value-type="float" office:value="107888" calcext:value-type="float">
            <text:p>1078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mpano Beach, FL, United States</text:p>
          </table:table-cell>
          <table:table-cell office:value-type="float" office:value="107762" calcext:value-type="float">
            <text:p>1077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lder, CO, United States</text:p>
          </table:table-cell>
          <table:table-cell office:value-type="float" office:value="107349" calcext:value-type="float">
            <text:p>107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walk, CA, United States</text:p>
          </table:table-cell>
          <table:table-cell office:value-type="float" office:value="107140" calcext:value-type="float">
            <text:p>1071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st Palm Beach, FL, United States</text:p>
          </table:table-cell>
          <table:table-cell office:value-type="float" office:value="106779" calcext:value-type="float">
            <text:p>1067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oken Arrow, OK, United States</text:p>
          </table:table-cell>
          <table:table-cell office:value-type="float" office:value="106563" calcext:value-type="float">
            <text:p>1065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ly City, CA, United States</text:p>
          </table:table-cell>
          <table:table-cell office:value-type="float" office:value="106562" calcext:value-type="float">
            <text:p>1065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dney, NS, Canada</text:p>
          </table:table-cell>
          <table:table-cell office:value-type="float" office:value="105968" calcext:value-type="float">
            <text:p>1059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snillo, Mexico</text:p>
          </table:table-cell>
          <table:table-cell office:value-type="float" office:value="105488" calcext:value-type="float">
            <text:p>1054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dy Springs, GA, United States</text:p>
          </table:table-cell>
          <table:table-cell office:value-type="float" office:value="105330" calcext:value-type="float">
            <text:p>1053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rbank, CA, United States</text:p>
          </table:table-cell>
          <table:table-cell office:value-type="float" office:value="105319" calcext:value-type="float">
            <text:p>1053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een Bay, WI, United States</text:p>
          </table:table-cell>
          <table:table-cell office:value-type="float" office:value="105207" calcext:value-type="float">
            <text:p>105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ta Maria, CA, United States</text:p>
          </table:table-cell>
          <table:table-cell office:value-type="float" office:value="105093" calcext:value-type="float">
            <text:p>1050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niversal City, CA, United States</text:p>
          </table:table-cell>
          <table:table-cell office:value-type="float" office:value="105000" calcext:value-type="float">
            <text:p>105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ichita Falls, TX, United States</text:p>
          </table:table-cell>
          <table:table-cell office:value-type="float" office:value="104710" calcext:value-type="float">
            <text:p>1047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keland, FL, United States</text:p>
          </table:table-cell>
          <table:table-cell office:value-type="float" office:value="104401" calcext:value-type="float">
            <text:p>104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vis, CA, United States</text:p>
          </table:table-cell>
          <table:table-cell office:value-type="float" office:value="104180" calcext:value-type="float">
            <text:p>1041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ewisville, TX, United States</text:p>
          </table:table-cell>
          <table:table-cell office:value-type="float" office:value="104039" calcext:value-type="float">
            <text:p>1040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amoros, Mexico</text:p>
          </table:table-cell>
          <table:table-cell office:value-type="float" office:value="104024" calcext:value-type="float">
            <text:p>104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yler, TX, United States</text:p>
          </table:table-cell>
          <table:table-cell office:value-type="float" office:value="103700" calcext:value-type="float">
            <text:p>1037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 Cajon, CA, United States</text:p>
          </table:table-cell>
          <table:table-cell office:value-type="float" office:value="103679" calcext:value-type="float">
            <text:p>1036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toyuca, Mexico</text:p>
          </table:table-cell>
          <table:table-cell office:value-type="float" office:value="103610" calcext:value-type="float">
            <text:p>1036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Mateo, CA, United States</text:p>
          </table:table-cell>
          <table:table-cell office:value-type="float" office:value="103536" calcext:value-type="float">
            <text:p>1035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ndon, FL, United States</text:p>
          </table:table-cell>
          <table:table-cell office:value-type="float" office:value="103483" calcext:value-type="float">
            <text:p>10348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roica Guaymas, Mexico</text:p>
          </table:table-cell>
          <table:table-cell office:value-type="float" office:value="103449" calcext:value-type="float">
            <text:p>1034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s Margaritas, Mexico</text:p>
          </table:table-cell>
          <table:table-cell office:value-type="float" office:value="103403" calcext:value-type="float">
            <text:p>1034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alto, CA, United States</text:p>
          </table:table-cell>
          <table:table-cell office:value-type="float" office:value="103132" calcext:value-type="float">
            <text:p>1031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Delicias, Mexico</text:p>
          </table:table-cell>
          <table:table-cell office:value-type="float" office:value="102969" calcext:value-type="float">
            <text:p>1029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avenport, IA, United States</text:p>
          </table:table-cell>
          <table:table-cell office:value-type="float" office:value="102582" calcext:value-type="float">
            <text:p>1025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ison, NJ, United States</text:p>
          </table:table-cell>
          <table:table-cell office:value-type="float" office:value="102548" calcext:value-type="float">
            <text:p>1025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lancingo, Mexico</text:p>
          </table:table-cell>
          <table:table-cell office:value-type="float" office:value="102383" calcext:value-type="float">
            <text:p>10238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illsboro, OR, United States</text:p>
          </table:table-cell>
          <table:table-cell office:value-type="float" office:value="102347" calcext:value-type="float">
            <text:p>1023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ral, Mexico</text:p>
          </table:table-cell>
          <table:table-cell office:value-type="float" office:value="101768" calcext:value-type="float">
            <text:p>1017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, BC, Canada</text:p>
          </table:table-cell>
          <table:table-cell office:value-type="float" office:value="101668" calcext:value-type="float">
            <text:p>1016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s Cruces, NM, United States</text:p>
          </table:table-cell>
          <table:table-cell office:value-type="float" office:value="101643" calcext:value-type="float">
            <text:p>1016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apache, Mexico</text:p>
          </table:table-cell>
          <table:table-cell office:value-type="float" office:value="101558" calcext:value-type="float">
            <text:p>1015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outh Bend, IN, United States</text:p>
          </table:table-cell>
          <table:table-cell office:value-type="float" office:value="101516" calcext:value-type="float">
            <text:p>1015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rtmouth, NS, Canada</text:p>
          </table:table-cell>
          <table:table-cell office:value-type="float" office:value="101343" calcext:value-type="float">
            <text:p>1013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Guzmán, Mexico</text:p>
          </table:table-cell>
          <table:table-cell office:value-type="float" office:value="101010" calcext:value-type="float">
            <text:p>10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sta, CA, United States</text:p>
          </table:table-cell>
          <table:table-cell office:value-type="float" office:value="100890" calcext:value-type="float">
            <text:p>1008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ley, CO, United States</text:p>
          </table:table-cell>
          <table:table-cell office:value-type="float" office:value="100883" calcext:value-type="float">
            <text:p>1008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ie, FL, United States</text:p>
          </table:table-cell>
          <table:table-cell office:value-type="float" office:value="100882" calcext:value-type="float">
            <text:p>1008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Angelo, TX, United States</text:p>
          </table:table-cell>
          <table:table-cell office:value-type="float" office:value="100450" calcext:value-type="float">
            <text:p>1004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laya del Carmen, Mexico</text:p>
          </table:table-cell>
          <table:table-cell office:value-type="float" office:value="100383" calcext:value-type="float">
            <text:p>10038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rtínez de la Torre, Mexico</text:p>
          </table:table-cell>
          <table:table-cell office:value-type="float" office:value="100377" calcext:value-type="float">
            <text:p>1003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nton, WA, United States</text:p>
          </table:table-cell>
          <table:table-cell office:value-type="float" office:value="100242" calcext:value-type="float">
            <text:p>1002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anoke, VA, United States</text:p>
          </table:table-cell>
          <table:table-cell office:value-type="float" office:value="99897" calcext:value-type="float">
            <text:p>998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nosha, WI, United States</text:p>
          </table:table-cell>
          <table:table-cell office:value-type="float" office:value="99858" calcext:value-type="float">
            <text:p>99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inton, MI, United States</text:p>
          </table:table-cell>
          <table:table-cell office:value-type="float" office:value="99753" calcext:value-type="float">
            <text:p>997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lumbia, MD, United States</text:p>
          </table:table-cell>
          <table:table-cell office:value-type="float" office:value="99615" calcext:value-type="float">
            <text:p>996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ie, PA, United States</text:p>
          </table:table-cell>
          <table:table-cell office:value-type="float" office:value="99475" calcext:value-type="float">
            <text:p>994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under Bay, ON, Canada</text:p>
          </table:table-cell>
          <table:table-cell office:value-type="float" office:value="99334" calcext:value-type="float">
            <text:p>993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. John's, NL, Canada</text:p>
          </table:table-cell>
          <table:table-cell office:value-type="float" office:value="99182" calcext:value-type="float">
            <text:p>991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rtsmouth Heights, VA, United States</text:p>
          </table:table-cell>
          <table:table-cell office:value-type="float" office:value="99049" calcext:value-type="float">
            <text:p>990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ring Hill, FL, United States</text:p>
          </table:table-cell>
          <table:table-cell office:value-type="float" office:value="98621" calcext:value-type="float">
            <text:p>986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y, NY, United States</text:p>
          </table:table-cell>
          <table:table-cell office:value-type="float" office:value="98469" calcext:value-type="float">
            <text:p>98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ton, CA, United States</text:p>
          </table:table-cell>
          <table:table-cell office:value-type="float" office:value="98462" calcext:value-type="float">
            <text:p>98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atzingán, Mexico</text:p>
          </table:table-cell>
          <table:table-cell office:value-type="float" office:value="98422" calcext:value-type="float">
            <text:p>984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uscaloosa, AL, United States</text:p>
          </table:table-cell>
          <table:table-cell office:value-type="float" office:value="98332" calcext:value-type="float">
            <text:p>983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eague City, TX, United States</text:p>
          </table:table-cell>
          <table:table-cell office:value-type="float" office:value="98312" calcext:value-type="float">
            <text:p>983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int, MI, United States</text:p>
          </table:table-cell>
          <table:table-cell office:value-type="float" office:value="98310" calcext:value-type="float">
            <text:p>983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en, TX, United States</text:p>
          </table:table-cell>
          <table:table-cell office:value-type="float" office:value="98143" calcext:value-type="float">
            <text:p>98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loo, ON, Canada</text:p>
          </table:table-cell>
          <table:table-cell office:value-type="float" office:value="97475" calcext:value-type="float">
            <text:p>974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ssion Viejo, CA, United States</text:p>
          </table:table-cell>
          <table:table-cell office:value-type="float" office:value="97156" calcext:value-type="float">
            <text:p>971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caville, CA, United States</text:p>
          </table:table-cell>
          <table:table-cell office:value-type="float" office:value="96803" calcext:value-type="float">
            <text:p>968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ntura, CA, United States</text:p>
          </table:table-cell>
          <table:table-cell office:value-type="float" office:value="96769" calcext:value-type="float">
            <text:p>967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ighlands Ranch, CO, United States</text:p>
          </table:table-cell>
          <table:table-cell office:value-type="float" office:value="96713" calcext:value-type="float">
            <text:p>967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wton, OK, United States</text:p>
          </table:table-cell>
          <table:table-cell office:value-type="float" office:value="96655" calcext:value-type="float">
            <text:p>966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averton, OR, United States</text:p>
          </table:table-cell>
          <table:table-cell office:value-type="float" office:value="96577" calcext:value-type="float">
            <text:p>965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outh Gate, CA, United States</text:p>
          </table:table-cell>
          <table:table-cell office:value-type="float" office:value="96401" calcext:value-type="float">
            <text:p>964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rtsmouth, VA, United States</text:p>
          </table:table-cell>
          <table:table-cell office:value-type="float" office:value="96201" calcext:value-type="float">
            <text:p>96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ks, NV, United States</text:p>
          </table:table-cell>
          <table:table-cell office:value-type="float" office:value="96094" calcext:value-type="float">
            <text:p>960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ockton, MA, United States</text:p>
          </table:table-cell>
          <table:table-cell office:value-type="float" office:value="95314" calcext:value-type="float">
            <text:p>953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arborn, MI, United States</text:p>
          </table:table-cell>
          <table:table-cell office:value-type="float" office:value="95171" calcext:value-type="float">
            <text:p>951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ederal Way, WA, United States</text:p>
          </table:table-cell>
          <table:table-cell office:value-type="float" office:value="95171" calcext:value-type="float">
            <text:p>951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ee's Summit, MO, United States</text:p>
          </table:table-cell>
          <table:table-cell office:value-type="float" office:value="95094" calcext:value-type="float">
            <text:p>950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w Bedford, MA, United States</text:p>
          </table:table-cell>
          <table:table-cell office:value-type="float" office:value="94958" calcext:value-type="float">
            <text:p>949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okane Valley, WA, United States</text:p>
          </table:table-cell>
          <table:table-cell office:value-type="float" office:value="94919" calcext:value-type="float">
            <text:p>949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rebonne, QC, Canada</text:p>
          </table:table-cell>
          <table:table-cell office:value-type="float" office:value="94703" calcext:value-type="float">
            <text:p>94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vonia, MI, United States</text:p>
          </table:table-cell>
          <table:table-cell office:value-type="float" office:value="94635" calcext:value-type="float">
            <text:p>94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swell, GA, United States</text:p>
          </table:table-cell>
          <table:table-cell office:value-type="float" office:value="94501" calcext:value-type="float">
            <text:p>945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em, UT, United States</text:p>
          </table:table-cell>
          <table:table-cell office:value-type="float" office:value="94457" calcext:value-type="float">
            <text:p>944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uma, AZ, United States</text:p>
          </table:table-cell>
          <table:table-cell office:value-type="float" office:value="94139" calcext:value-type="float">
            <text:p>94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dalupe, Mexico</text:p>
          </table:table-cell>
          <table:table-cell office:value-type="float" office:value="94089" calcext:value-type="float">
            <text:p>940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wrence, KS, United States</text:p>
          </table:table-cell>
          <table:table-cell office:value-type="float" office:value="93917" calcext:value-type="float">
            <text:p>9391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he Woodlands, TX, United States</text:p>
          </table:table-cell>
          <table:table-cell office:value-type="float" office:value="93847" calcext:value-type="float">
            <text:p>938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st Albany, NY, United States</text:p>
          </table:table-cell>
          <table:table-cell office:value-type="float" office:value="93794" calcext:value-type="float">
            <text:p>937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gley, BC, Canada</text:p>
          </table:table-cell>
          <table:table-cell office:value-type="float" office:value="93726" calcext:value-type="float">
            <text:p>937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kima, WA, United States</text:p>
          </table:table-cell>
          <table:table-cell office:value-type="float" office:value="93701" calcext:value-type="float">
            <text:p>937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incy, MA, United States</text:p>
          </table:table-cell>
          <table:table-cell office:value-type="float" office:value="93618" calcext:value-type="float">
            <text:p>93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speria, CA, United States</text:p>
          </table:table-cell>
          <table:table-cell office:value-type="float" office:value="93295" calcext:value-type="float">
            <text:p>93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son, CA, United States</text:p>
          </table:table-cell>
          <table:table-cell office:value-type="float" office:value="93281" calcext:value-type="float">
            <text:p>932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ca Raton, FL, United States</text:p>
          </table:table-cell>
          <table:table-cell office:value-type="float" office:value="93235" calcext:value-type="float">
            <text:p>93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ta Monica, CA, United States</text:p>
          </table:table-cell>
          <table:table-cell office:value-type="float" office:value="93220" calcext:value-type="float">
            <text:p>932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Marcos, CA, United States</text:p>
          </table:table-cell>
          <table:table-cell office:value-type="float" office:value="92931" calcext:value-type="float">
            <text:p>929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yle Heights, CA, United States</text:p>
          </table:table-cell>
          <table:table-cell office:value-type="float" office:value="92785" calcext:value-type="float">
            <text:p>927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lantation, FL, United States</text:p>
          </table:table-cell>
          <table:table-cell office:value-type="float" office:value="92560" calcext:value-type="float">
            <text:p>925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ynn, MA, United States</text:p>
          </table:table-cell>
          <table:table-cell office:value-type="float" office:value="92457" calcext:value-type="float">
            <text:p>924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ami Beach, FL, United States</text:p>
          </table:table-cell>
          <table:table-cell office:value-type="float" office:value="92312" calcext:value-type="float">
            <text:p>923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den-Arcade, CA, United States</text:p>
          </table:table-cell>
          <table:table-cell office:value-type="float" office:value="92186" calcext:value-type="float">
            <text:p>921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xtepec, Mexico</text:p>
          </table:table-cell>
          <table:table-cell office:value-type="float" office:value="92121" calcext:value-type="float">
            <text:p>921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stminster, CA, United States</text:p>
          </table:table-cell>
          <table:table-cell office:value-type="float" office:value="92114" calcext:value-type="float">
            <text:p>921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ngmont, CO, United States</text:p>
          </table:table-cell>
          <table:table-cell office:value-type="float" office:value="92088" calcext:value-type="float">
            <text:p>920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ta Barbara, CA, United States</text:p>
          </table:table-cell>
          <table:table-cell office:value-type="float" office:value="91842" calcext:value-type="float">
            <text:p>918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ding, CA, United States</text:p>
          </table:table-cell>
          <table:table-cell office:value-type="float" office:value="91582" calcext:value-type="float">
            <text:p>915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on, GA, United States</text:p>
          </table:table-cell>
          <table:table-cell office:value-type="float" office:value="91351" calcext:value-type="float">
            <text:p>913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ixco, Mexico</text:p>
          </table:table-cell>
          <table:table-cell office:value-type="float" office:value="91059" calcext:value-type="float">
            <text:p>910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auhtémoc, Mexico</text:p>
          </table:table-cell>
          <table:table-cell office:value-type="float" office:value="90835" calcext:value-type="float">
            <text:p>908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idian, ID, United States</text:p>
          </table:table-cell>
          <table:table-cell office:value-type="float" office:value="90739" calcext:value-type="float">
            <text:p>907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Leandro, CA, United States</text:p>
          </table:table-cell>
          <table:table-cell office:value-type="float" office:value="90712" calcext:value-type="float">
            <text:p>907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eenville, NC, United States</text:p>
          </table:table-cell>
          <table:table-cell office:value-type="float" office:value="90597" calcext:value-type="float">
            <text:p>905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co, CA, United States</text:p>
          </table:table-cell>
          <table:table-cell office:value-type="float" office:value="90316" calcext:value-type="float">
            <text:p>90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ax, ON, Canada</text:p>
          </table:table-cell>
          <table:table-cell office:value-type="float" office:value="90167" calcext:value-type="float">
            <text:p>90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mond, OK, United States</text:p>
          </table:table-cell>
          <table:table-cell office:value-type="float" office:value="90092" calcext:value-type="float">
            <text:p>90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pa, ID, United States</text:p>
          </table:table-cell>
          <table:table-cell office:value-type="float" office:value="89839" calcext:value-type="float">
            <text:p>89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wton, MA, United States</text:p>
          </table:table-cell>
          <table:table-cell office:value-type="float" office:value="88817" calcext:value-type="float">
            <text:p>888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ms River, NJ, United States</text:p>
          </table:table-cell>
          <table:table-cell office:value-type="float" office:value="88791" calcext:value-type="float">
            <text:p>887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ll River, MA, United States</text:p>
          </table:table-cell>
          <table:table-cell office:value-type="float" office:value="88777" calcext:value-type="float">
            <text:p>887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mel, IN, United States</text:p>
          </table:table-cell>
          <table:table-cell office:value-type="float" office:value="88713" calcext:value-type="float">
            <text:p>887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heville, NC, United States</text:p>
          </table:table-cell>
          <table:table-cell office:value-type="float" office:value="88512" calcext:value-type="float">
            <text:p>885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walk, CT, United States</text:p>
          </table:table-cell>
          <table:table-cell office:value-type="float" office:value="88485" calcext:value-type="float">
            <text:p>884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ukegan, IL, United States</text:p>
          </table:table-cell>
          <table:table-cell office:value-type="float" office:value="88475" calcext:value-type="float">
            <text:p>884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ona, FL, United States</text:p>
          </table:table-cell>
          <table:table-cell office:value-type="float" office:value="88474" calcext:value-type="float">
            <text:p>884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wthorne, CA, United States</text:p>
          </table:table-cell>
          <table:table-cell office:value-type="float" office:value="88451" calcext:value-type="float">
            <text:p>884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ort Smith, AR, United States</text:p>
          </table:table-cell>
          <table:table-cell office:value-type="float" office:value="88194" calcext:value-type="float">
            <text:p>881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ffolk, VA, United States</text:p>
          </table:table-cell>
          <table:table-cell office:value-type="float" office:value="88161" calcext:value-type="float">
            <text:p>881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gar Land, TX, United States</text:p>
          </table:table-cell>
          <table:table-cell office:value-type="float" office:value="88156" calcext:value-type="float">
            <text:p>881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vermore, CA, United States</text:p>
          </table:table-cell>
          <table:table-cell office:value-type="float" office:value="88126" calcext:value-type="float">
            <text:p>881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shua, NH, United States</text:p>
          </table:table-cell>
          <table:table-cell office:value-type="float" office:value="87970" calcext:value-type="float">
            <text:p>879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ding, PA, United States</text:p>
          </table:table-cell>
          <table:table-cell office:value-type="float" office:value="87879" calcext:value-type="float">
            <text:p>878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int John, NB, Canada</text:p>
          </table:table-cell>
          <table:table-cell office:value-type="float" office:value="87857" calcext:value-type="float">
            <text:p>878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ckering, ON, Canada</text:p>
          </table:table-cell>
          <table:table-cell office:value-type="float" office:value="87838" calcext:value-type="float">
            <text:p>878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ntford, ON, Canada</text:p>
          </table:table-cell>
          <table:table-cell office:value-type="float" office:value="87759" calcext:value-type="float">
            <text:p>877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cord, NC, United States</text:p>
          </table:table-cell>
          <table:table-cell office:value-type="float" office:value="87696" calcext:value-type="float">
            <text:p>876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dio, CA, United States</text:p>
          </table:table-cell>
          <table:table-cell office:value-type="float" office:value="87533" calcext:value-type="float">
            <text:p>875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chanted Hills, NM, United States</text:p>
          </table:table-cell>
          <table:table-cell office:value-type="float" office:value="87521" calcext:value-type="float">
            <text:p>875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o Rancho, NM, United States</text:p>
          </table:table-cell>
          <table:table-cell office:value-type="float" office:value="87521" calcext:value-type="float">
            <text:p>875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cton, NB, Canada</text:p>
          </table:table-cell>
          <table:table-cell office:value-type="float" office:value="87467" calcext:value-type="float">
            <text:p>874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y, UT, United States</text:p>
          </table:table-cell>
          <table:table-cell office:value-type="float" office:value="87461" calcext:value-type="float">
            <text:p>874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ittier, CA, United States</text:p>
          </table:table-cell>
          <table:table-cell office:value-type="float" office:value="87438" calcext:value-type="float">
            <text:p>874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rkland, WA, United States</text:p>
          </table:table-cell>
          <table:table-cell office:value-type="float" office:value="87281" calcext:value-type="float">
            <text:p>872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nifee, CA, United States</text:p>
          </table:table-cell>
          <table:table-cell office:value-type="float" office:value="87174" calcext:value-type="float">
            <text:p>871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wport Beach, CA, United States</text:p>
          </table:table-cell>
          <table:table-cell office:value-type="float" office:value="87127" calcext:value-type="float">
            <text:p>871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y, CA, United States</text:p>
          </table:table-cell>
          <table:table-cell office:value-type="float" office:value="87075" calcext:value-type="float">
            <text:p>870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trus Heights, CA, United States</text:p>
          </table:table-cell>
          <table:table-cell office:value-type="float" office:value="87056" calcext:value-type="float">
            <text:p>870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d, OR, United States</text:p>
          </table:table-cell>
          <table:table-cell office:value-type="float" office:value="87014" calcext:value-type="float">
            <text:p>870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cienda Santa Fe, Mexico</text:p>
          </table:table-cell>
          <table:table-cell office:value-type="float" office:value="86935" calcext:value-type="float">
            <text:p>869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ton, MI, United States</text:p>
          </table:table-cell>
          <table:table-cell office:value-type="float" office:value="86825" calcext:value-type="float">
            <text:p>868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ehigh Acres, FL, United States</text:p>
          </table:table-cell>
          <table:table-cell office:value-type="float" office:value="86784" calcext:value-type="float">
            <text:p>867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eenburgh, NY, United States</text:p>
          </table:table-cell>
          <table:table-cell office:value-type="float" office:value="86764" calcext:value-type="float">
            <text:p>8676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omington, MN, United States</text:p>
          </table:table-cell>
          <table:table-cell office:value-type="float" office:value="86435" calcext:value-type="float">
            <text:p>864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mantown, MD, United States</text:p>
          </table:table-cell>
          <table:table-cell office:value-type="float" office:value="86395" calcext:value-type="float">
            <text:p>863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ifton, NJ, United States</text:p>
          </table:table-cell>
          <table:table-cell office:value-type="float" office:value="86334" calcext:value-type="float">
            <text:p>863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luth, MN, United States</text:p>
          </table:table-cell>
          <table:table-cell office:value-type="float" office:value="86110" calcext:value-type="float">
            <text:p>861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mpaign, IL, United States</text:p>
          </table:table-cell>
          <table:table-cell office:value-type="float" office:value="86096" calcext:value-type="float">
            <text:p>860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lixco, Mexico</text:p>
          </table:table-cell>
          <table:table-cell office:value-type="float" office:value="85891" calcext:value-type="float">
            <text:p>858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no, CA, United States</text:p>
          </table:table-cell>
          <table:table-cell office:value-type="float" office:value="85595" calcext:value-type="float">
            <text:p>85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hambra, CA, United States</text:p>
          </table:table-cell>
          <table:table-cell office:value-type="float" office:value="85551" calcext:value-type="float">
            <text:p>855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ío Bravo, Mexico</text:p>
          </table:table-cell>
          <table:table-cell office:value-type="float" office:value="85481" calcext:value-type="float">
            <text:p>854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gden, UT, United States</text:p>
          </table:table-cell>
          <table:table-cell office:value-type="float" office:value="85444" calcext:value-type="float">
            <text:p>854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árdenas, Mexico</text:p>
          </table:table-cell>
          <table:table-cell office:value-type="float" office:value="85350" calcext:value-type="float">
            <text:p>853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dwood City, CA, United States</text:p>
          </table:table-cell>
          <table:table-cell office:value-type="float" office:value="85288" calcext:value-type="float">
            <text:p>852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llingham, WA, United States</text:p>
          </table:table-cell>
          <table:table-cell office:value-type="float" office:value="85146" calcext:value-type="float">
            <text:p>85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'Fallon, MO, United States</text:p>
          </table:table-cell>
          <table:table-cell office:value-type="float" office:value="85040" calcext:value-type="float">
            <text:p>850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naimo, BC, Canada</text:p>
          </table:table-cell>
          <table:table-cell office:value-type="float" office:value="84905" calcext:value-type="float">
            <text:p>84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over, AL, United States</text:p>
          </table:table-cell>
          <table:table-cell office:value-type="float" office:value="84848" calcext:value-type="float">
            <text:p>848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autitlán, Mexico</text:p>
          </table:table-cell>
          <table:table-cell office:value-type="float" office:value="84737" calcext:value-type="float">
            <text:p>847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gos de Moreno, Mexico</text:p>
          </table:table-cell>
          <table:table-cell office:value-type="float" office:value="84677" calcext:value-type="float">
            <text:p>846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axcala, Mexico</text:p>
          </table:table-cell>
          <table:table-cell office:value-type="float" office:value="84670" calcext:value-type="float">
            <text:p>846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bury, CT, United States</text:p>
          </table:table-cell>
          <table:table-cell office:value-type="float" office:value="84657" calcext:value-type="float">
            <text:p>846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ast Norwalk, CT, United States</text:p>
          </table:table-cell>
          <table:table-cell office:value-type="float" office:value="84530" calcext:value-type="float">
            <text:p>845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inburg, TX, United States</text:p>
          </table:table-cell>
          <table:table-cell office:value-type="float" office:value="84497" calcext:value-type="float">
            <text:p>844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coloapan, Mexico</text:p>
          </table:table-cell>
          <table:table-cell office:value-type="float" office:value="84440" calcext:value-type="float">
            <text:p>844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rise, FL, United States</text:p>
          </table:table-cell>
          <table:table-cell office:value-type="float" office:value="84439" calcext:value-type="float">
            <text:p>844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lton, ON, Canada</text:p>
          </table:table-cell>
          <table:table-cell office:value-type="float" office:value="84362" calcext:value-type="float">
            <text:p>843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enton, NJ, United States</text:p>
          </table:table-cell>
          <table:table-cell office:value-type="float" office:value="84225" calcext:value-type="float">
            <text:p>84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a Fe, NM, United States</text:p>
          </table:table-cell>
          <table:table-cell office:value-type="float" office:value="84099" calcext:value-type="float">
            <text:p>840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omington, IN, United States</text:p>
          </table:table-cell>
          <table:table-cell office:value-type="float" office:value="84067" calcext:value-type="float">
            <text:p>8406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iudad Lázaro Cárdenas, Mexico</text:p>
          </table:table-cell>
          <table:table-cell office:value-type="float" office:value="84001" calcext:value-type="float">
            <text:p>84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cero, IL, United States</text:p>
          </table:table-cell>
          <table:table-cell office:value-type="float" office:value="83886" calcext:value-type="float">
            <text:p>838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et, CA, United States</text:p>
          </table:table-cell>
          <table:table-cell office:value-type="float" office:value="83861" calcext:value-type="float">
            <text:p>838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patitlán de Morelos, Mexico</text:p>
          </table:table-cell>
          <table:table-cell office:value-type="float" office:value="83694" calcext:value-type="float">
            <text:p>836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hns Creek, GA, United States</text:p>
          </table:table-cell>
          <table:table-cell office:value-type="float" office:value="83335" calcext:value-type="float">
            <text:p>833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, TX, United States</text:p>
          </table:table-cell>
          <table:table-cell office:value-type="float" office:value="83298" calcext:value-type="float">
            <text:p>832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y, MI, United States</text:p>
          </table:table-cell>
          <table:table-cell office:value-type="float" office:value="83280" calcext:value-type="float">
            <text:p>832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uena Park, CA, United States</text:p>
          </table:table-cell>
          <table:table-cell office:value-type="float" office:value="83270" calcext:value-type="float">
            <text:p>832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nia, ON, Canada</text:p>
          </table:table-cell>
          <table:table-cell office:value-type="float" office:value="82998" calcext:value-type="float">
            <text:p>829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lm Coast, FL, United States</text:p>
          </table:table-cell>
          <table:table-cell office:value-type="float" office:value="82893" calcext:value-type="float">
            <text:p>828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yetteville, AR, United States</text:p>
          </table:table-cell>
          <table:table-cell office:value-type="float" office:value="82830" calcext:value-type="float">
            <text:p>828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oux City, IA, United States</text:p>
          </table:table-cell>
          <table:table-cell office:value-type="float" office:value="82821" calcext:value-type="float">
            <text:p>828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ke Forest, CA, United States</text:p>
          </table:table-cell>
          <table:table-cell office:value-type="float" office:value="82492" calcext:value-type="float">
            <text:p>824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ced, CA, United States</text:p>
          </table:table-cell>
          <table:table-cell office:value-type="float" office:value="82436" calcext:value-type="float">
            <text:p>824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ngview, TX, United States</text:p>
          </table:table-cell>
          <table:table-cell office:value-type="float" office:value="82287" calcext:value-type="float">
            <text:p>822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yan, TX, United States</text:p>
          </table:table-cell>
          <table:table-cell office:value-type="float" office:value="82118" calcext:value-type="float">
            <text:p>82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agara Falls, ON, Canada</text:p>
          </table:table-cell>
          <table:table-cell office:value-type="float" office:value="82000" calcext:value-type="float">
            <text:p>82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land, MI, United States</text:p>
          </table:table-cell>
          <table:table-cell office:value-type="float" office:value="82000" calcext:value-type="float">
            <text:p>82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wick, RI, United States</text:p>
          </table:table-cell>
          <table:table-cell office:value-type="float" office:value="81699" calcext:value-type="float">
            <text:p>816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kewood, CA, United States</text:p>
          </table:table-cell>
          <table:table-cell office:value-type="float" office:value="81611" calcext:value-type="float">
            <text:p>816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otlán, Mexico</text:p>
          </table:table-cell>
          <table:table-cell office:value-type="float" office:value="81527" calcext:value-type="float">
            <text:p>815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rmington Hills, MI, United States</text:p>
          </table:table-cell>
          <table:table-cell office:value-type="float" office:value="81330" calcext:value-type="float">
            <text:p>813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Tan Valley, AZ, United States</text:p>
          </table:table-cell>
          <table:table-cell office:value-type="float" office:value="81321" calcext:value-type="float">
            <text:p>813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unt Pleasant, SC, United States</text:p>
          </table:table-cell>
          <table:table-cell office:value-type="float" office:value="81317" calcext:value-type="float">
            <text:p>81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nston, RI, United States</text:p>
          </table:table-cell>
          <table:table-cell office:value-type="float" office:value="81073" calcext:value-type="float">
            <text:p>810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o, FL, United States</text:p>
          </table:table-cell>
          <table:table-cell office:value-type="float" office:value="81000" calcext:value-type="float">
            <text:p>81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outh Suffolk, VA, United States</text:p>
          </table:table-cell>
          <table:table-cell office:value-type="float" office:value="80690" calcext:value-type="float">
            <text:p>806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ondale, AZ, United States</text:p>
          </table:table-cell>
          <table:table-cell office:value-type="float" office:value="80684" calcext:value-type="float">
            <text:p>806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stin, CA, United States</text:p>
          </table:table-cell>
          <table:table-cell office:value-type="float" office:value="80583" calcext:value-type="float">
            <text:p>8058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untain View, CA, United States</text:p>
          </table:table-cell>
          <table:table-cell office:value-type="float" office:value="80435" calcext:value-type="float">
            <text:p>80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pa, CA, United States</text:p>
          </table:table-cell>
          <table:table-cell office:value-type="float" office:value="80434" calcext:value-type="float">
            <text:p>804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omerville, MA, United States</text:p>
          </table:table-cell>
          <table:table-cell office:value-type="float" office:value="80318" calcext:value-type="float">
            <text:p>803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wrence, MA, United States</text:p>
          </table:table-cell>
          <table:table-cell office:value-type="float" office:value="80231" calcext:value-type="float">
            <text:p>802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lbourne, FL, United States</text:p>
          </table:table-cell>
          <table:table-cell office:value-type="float" office:value="80127" calcext:value-type="float">
            <text:p>801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Andrés Cholula, Mexico</text:p>
          </table:table-cell>
          <table:table-cell office:value-type="float" office:value="80118" calcext:value-type="float">
            <text:p>801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Mante, Mexico</text:p>
          </table:table-cell>
          <table:table-cell office:value-type="float" office:value="79981" calcext:value-type="float">
            <text:p>79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itán, Mexico</text:p>
          </table:table-cell>
          <table:table-cell office:value-type="float" office:value="79944" calcext:value-type="float">
            <text:p>799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ma, OH, United States</text:p>
          </table:table-cell>
          <table:table-cell office:value-type="float" office:value="79937" calcext:value-type="float">
            <text:p>799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w Rochelle, NY, United States</text:p>
          </table:table-cell>
          <table:table-cell office:value-type="float" office:value="79846" calcext:value-type="float">
            <text:p>798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ynchburg, VA, United States</text:p>
          </table:table-cell>
          <table:table-cell office:value-type="float" office:value="79812" calcext:value-type="float">
            <text:p>798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ford, OR, United States</text:p>
          </table:table-cell>
          <table:table-cell office:value-type="float" office:value="79805" calcext:value-type="float">
            <text:p>798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erfield Beach, FL, United States</text:p>
          </table:table-cell>
          <table:table-cell office:value-type="float" office:value="79768" calcext:value-type="float">
            <text:p>797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oman, Mexico</text:p>
          </table:table-cell>
          <table:table-cell office:value-type="float" office:value="79579" calcext:value-type="float">
            <text:p>795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leasanton, CA, United States</text:p>
          </table:table-cell>
          <table:table-cell office:value-type="float" office:value="79510" calcext:value-type="float">
            <text:p>795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lowdale, ON, Canada</text:p>
          </table:table-cell>
          <table:table-cell office:value-type="float" office:value="79440" calcext:value-type="float">
            <text:p>794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ooklyn Park, MN, United States</text:p>
          </table:table-cell>
          <table:table-cell office:value-type="float" office:value="79149" calcext:value-type="float">
            <text:p>791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oodyear, AZ, United States</text:p>
          </table:table-cell>
          <table:table-cell office:value-type="float" office:value="79003" calcext:value-type="float">
            <text:p>790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róica Zitácuaro, Mexico</text:p>
          </table:table-cell>
          <table:table-cell office:value-type="float" office:value="78950" calcext:value-type="float">
            <text:p>789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ennewick, WA, United States</text:p>
          </table:table-cell>
          <table:table-cell office:value-type="float" office:value="78896" calcext:value-type="float">
            <text:p>78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ameda, CA, United States</text:p>
          </table:table-cell>
          <table:table-cell office:value-type="float" office:value="78630" calcext:value-type="float">
            <text:p>786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wn 'n' Country, FL, United States</text:p>
          </table:table-cell>
          <table:table-cell office:value-type="float" office:value="78442" calcext:value-type="float">
            <text:p>784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llflower, CA, United States</text:p>
          </table:table-cell>
          <table:table-cell office:value-type="float" office:value="78441" calcext:value-type="float">
            <text:p>784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Pedro, CA, United States</text:p>
          </table:table-cell>
          <table:table-cell office:value-type="float" office:value="78405" calcext:value-type="float">
            <text:p>78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najuato, Mexico</text:p>
          </table:table-cell>
          <table:table-cell office:value-type="float" office:value="78364" calcext:value-type="float">
            <text:p>7836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ino Hills, CA, United States</text:p>
          </table:table-cell>
          <table:table-cell office:value-type="float" office:value="78309" calcext:value-type="float">
            <text:p>783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omington, IL, United States</text:p>
          </table:table-cell>
          <table:table-cell office:value-type="float" office:value="78292" calcext:value-type="float">
            <text:p>78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afaya, FL, United States</text:p>
          </table:table-cell>
          <table:table-cell office:value-type="float" office:value="78113" calcext:value-type="float">
            <text:p>781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ringdale, AR, United States</text:p>
          </table:table-cell>
          <table:table-cell office:value-type="float" office:value="77859" calcext:value-type="float">
            <text:p>7785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th Hollywood, CA, United States</text:p>
          </table:table-cell>
          <table:table-cell office:value-type="float" office:value="77848" calcext:value-type="float">
            <text:p>778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cine, WI, United States</text:p>
          </table:table-cell>
          <table:table-cell office:value-type="float" office:value="77742" calcext:value-type="float">
            <text:p>777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mmond, IN, United States</text:p>
          </table:table-cell>
          <table:table-cell office:value-type="float" office:value="77614" calcext:value-type="float">
            <text:p>776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lpitas, CA, United States</text:p>
          </table:table-cell>
          <table:table-cell office:value-type="float" office:value="77604" calcext:value-type="float">
            <text:p>776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ua Prieta, Mexico</text:p>
          </table:table-cell>
          <table:table-cell office:value-type="float" office:value="77254" calcext:value-type="float">
            <text:p>772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nasín, Mexico</text:p>
          </table:table-cell>
          <table:table-cell office:value-type="float" office:value="77240" calcext:value-type="float">
            <text:p>772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y, IN, United States</text:p>
          </table:table-cell>
          <table:table-cell office:value-type="float" office:value="77156" calcext:value-type="float">
            <text:p>771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anton, PA, United States</text:p>
          </table:table-cell>
          <table:table-cell office:value-type="float" office:value="77118" calcext:value-type="float">
            <text:p>77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ozoc de Mota, Mexico</text:p>
          </table:table-cell>
          <table:table-cell office:value-type="float" office:value="77106" calcext:value-type="float">
            <text:p>771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ldwin Park, CA, United States</text:p>
          </table:table-cell>
          <table:table-cell office:value-type="float" office:value="77071" calcext:value-type="float">
            <text:p>770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burn, WA, United States</text:p>
          </table:table-cell>
          <table:table-cell office:value-type="float" office:value="77006" calcext:value-type="float">
            <text:p>770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lliwack, BC, Canada</text:p>
          </table:table-cell>
          <table:table-cell office:value-type="float" office:value="77000" calcext:value-type="float">
            <text:p>77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hers, IN, United States</text:p>
          </table:table-cell>
          <table:table-cell office:value-type="float" office:value="76794" calcext:value-type="float">
            <text:p>767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int Joseph, MO, United States</text:p>
          </table:table-cell>
          <table:table-cell office:value-type="float" office:value="76780" calcext:value-type="float">
            <text:p>767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arr, TX, United States</text:p>
          </table:table-cell>
          <table:table-cell office:value-type="float" office:value="76538" calcext:value-type="float">
            <text:p>765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land, CA, United States</text:p>
          </table:table-cell>
          <table:table-cell office:value-type="float" office:value="76443" calcext:value-type="float">
            <text:p>764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lsom, CA, United States</text:p>
          </table:table-cell>
          <table:table-cell office:value-type="float" office:value="76375" calcext:value-type="float">
            <text:p>76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ytown, TX, United States</text:p>
          </table:table-cell>
          <table:table-cell office:value-type="float" office:value="76335" calcext:value-type="float">
            <text:p>763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entigny, QC, Canada</text:p>
          </table:table-cell>
          <table:table-cell office:value-type="float" office:value="76237" calcext:value-type="float">
            <text:p>762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Ramon, CA, United States</text:p>
          </table:table-cell>
          <table:table-cell office:value-type="float" office:value="76134" calcext:value-type="float">
            <text:p>761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den, NJ, United States</text:p>
          </table:table-cell>
          <table:table-cell office:value-type="float" office:value="76119" calcext:value-type="float">
            <text:p>761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ke Charles, LA, United States</text:p>
          </table:table-cell>
          <table:table-cell office:value-type="float" office:value="76070" calcext:value-type="float">
            <text:p>760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lamazoo, MI, United States</text:p>
          </table:table-cell>
          <table:table-cell office:value-type="float" office:value="76041" calcext:value-type="float">
            <text:p>760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ort McMurray, AB, Canada</text:p>
          </table:table-cell>
          <table:table-cell office:value-type="float" office:value="76000" calcext:value-type="float">
            <text:p>76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lington Heights, IL, United States</text:p>
          </table:table-cell>
          <table:table-cell office:value-type="float" office:value="75926" calcext:value-type="float">
            <text:p>759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lymouth, MN, United States</text:p>
          </table:table-cell>
          <table:table-cell office:value-type="float" office:value="75907" calcext:value-type="float">
            <text:p>7590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an Martin Texmelucan de Labastida, Mexico</text:p>
          </table:table-cell>
          <table:table-cell office:value-type="float" office:value="75903" calcext:value-type="float">
            <text:p>759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erborough, ON, Canada</text:p>
          </table:table-cell>
          <table:table-cell office:value-type="float" office:value="75877" calcext:value-type="float">
            <text:p>758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terford, MI, United States</text:p>
          </table:table-cell>
          <table:table-cell office:value-type="float" office:value="75737" calcext:value-type="float">
            <text:p>757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anston, IL, United States</text:p>
          </table:table-cell>
          <table:table-cell office:value-type="float" office:value="75527" calcext:value-type="float">
            <text:p>755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eca, CA, United States</text:p>
          </table:table-cell>
          <table:table-cell office:value-type="float" office:value="75448" calcext:value-type="float">
            <text:p>754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ndall, FL, United States</text:p>
          </table:table-cell>
          <table:table-cell office:value-type="float" office:value="75371" calcext:value-type="float">
            <text:p>753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yoming, MI, United States</text:p>
          </table:table-cell>
          <table:table-cell office:value-type="float" office:value="75275" calcext:value-type="float">
            <text:p>752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veland, CO, United States</text:p>
          </table:table-cell>
          <table:table-cell office:value-type="float" office:value="75182" calcext:value-type="float">
            <text:p>751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eektowaga, NY, United States</text:p>
          </table:table-cell>
          <table:table-cell office:value-type="float" office:value="75178" calcext:value-type="float">
            <text:p>75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ris, CA, United States</text:p>
          </table:table-cell>
          <table:table-cell office:value-type="float" office:value="74971" calcext:value-type="float">
            <text:p>749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ult Ste. Marie, ON, Canada</text:p>
          </table:table-cell>
          <table:table-cell office:value-type="float" office:value="74948" calcext:value-type="float">
            <text:p>749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thlehem, PA, United States</text:p>
          </table:table-cell>
          <table:table-cell office:value-type="float" office:value="74892" calcext:value-type="float">
            <text:p>748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y, GA, United States</text:p>
          </table:table-cell>
          <table:table-cell office:value-type="float" office:value="74843" calcext:value-type="float">
            <text:p>748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haumburg, IL, United States</text:p>
          </table:table-cell>
          <table:table-cell office:value-type="float" office:value="74693" calcext:value-type="float">
            <text:p>746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stonia, NC, United States</text:p>
          </table:table-cell>
          <table:table-cell office:value-type="float" office:value="74543" calcext:value-type="float">
            <text:p>745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nion City, CA, United States</text:p>
          </table:table-cell>
          <table:table-cell office:value-type="float" office:value="74494" calcext:value-type="float">
            <text:p>744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lingbrook, IL, United States</text:p>
          </table:table-cell>
          <table:table-cell office:value-type="float" office:value="74306" calcext:value-type="float">
            <text:p>743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wmarket, ON, Canada</text:p>
          </table:table-cell>
          <table:table-cell office:value-type="float" office:value="74295" calcext:value-type="float">
            <text:p>74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owa City, IA, United States</text:p>
          </table:table-cell>
          <table:table-cell office:value-type="float" office:value="74220" calcext:value-type="float">
            <text:p>742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yton, UT, United States</text:p>
          </table:table-cell>
          <table:table-cell office:value-type="float" office:value="74143" calcext:value-type="float">
            <text:p>74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ton, WI, United States</text:p>
          </table:table-cell>
          <table:table-cell office:value-type="float" office:value="74139" calcext:value-type="float">
            <text:p>741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ssouri City, TX, United States</text:p>
          </table:table-cell>
          <table:table-cell office:value-type="float" office:value="74139" calcext:value-type="float">
            <text:p>74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lby, MI, United States</text:p>
          </table:table-cell>
          <table:table-cell office:value-type="float" office:value="74099" calcext:value-type="float">
            <text:p>74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ntes del Valle, Mexico</text:p>
          </table:table-cell>
          <table:table-cell office:value-type="float" office:value="74087" calcext:value-type="float">
            <text:p>740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ort Myers, FL, United States</text:p>
          </table:table-cell>
          <table:table-cell office:value-type="float" office:value="74013" calcext:value-type="float">
            <text:p>740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ynton Beach, FL, United States</text:p>
          </table:table-cell>
          <table:table-cell office:value-type="float" office:value="73966" calcext:value-type="float">
            <text:p>739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Miguel de Cozumel, Mexico</text:p>
          </table:table-cell>
          <table:table-cell office:value-type="float" office:value="73934" calcext:value-type="float">
            <text:p>739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nesboro, AR, United States</text:p>
          </table:table-cell>
          <table:table-cell office:value-type="float" office:value="73907" calcext:value-type="float">
            <text:p>739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autla, Mexico</text:p>
          </table:table-cell>
          <table:table-cell office:value-type="float" office:value="73696" calcext:value-type="float">
            <text:p>736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ina Cruz, Mexico</text:p>
          </table:table-cell>
          <table:table-cell office:value-type="float" office:value="73648" calcext:value-type="float">
            <text:p>73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Deer, AB, Canada</text:p>
          </table:table-cell>
          <table:table-cell office:value-type="float" office:value="73593" calcext:value-type="float">
            <text:p>735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pid City, SD, United States</text:p>
          </table:table-cell>
          <table:table-cell office:value-type="float" office:value="73569" calcext:value-type="float">
            <text:p>735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rner Robins, GA, United States</text:p>
          </table:table-cell>
          <table:table-cell office:value-type="float" office:value="73490" calcext:value-type="float">
            <text:p>734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chester Hills, MI, United States</text:p>
          </table:table-cell>
          <table:table-cell office:value-type="float" office:value="73424" calcext:value-type="float">
            <text:p>734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atur, IL, United States</text:p>
          </table:table-cell>
          <table:table-cell office:value-type="float" office:value="73254" calcext:value-type="float">
            <text:p>732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outhfield, MI, United States</text:p>
          </table:table-cell>
          <table:table-cell office:value-type="float" office:value="73156" calcext:value-type="float">
            <text:p>731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int George, UT, United States</text:p>
          </table:table-cell>
          <table:table-cell office:value-type="float" office:value="72897" calcext:value-type="float">
            <text:p>728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w Britain, CT, United States</text:p>
          </table:table-cell>
          <table:table-cell office:value-type="float" office:value="72808" calcext:value-type="float">
            <text:p>728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nklin, TN, United States</text:p>
          </table:table-cell>
          <table:table-cell office:value-type="float" office:value="72639" calcext:value-type="float">
            <text:p>726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lock, CA, United States</text:p>
          </table:table-cell>
          <table:table-cell office:value-type="float" office:value="72292" calcext:value-type="float">
            <text:p>72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le, TX, United States</text:p>
          </table:table-cell>
          <table:table-cell office:value-type="float" office:value="72277" calcext:value-type="float">
            <text:p>722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ple Valley, CA, United States</text:p>
          </table:table-cell>
          <table:table-cell office:value-type="float" office:value="72174" calcext:value-type="float">
            <text:p>721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ynwood, CA, United States</text:p>
          </table:table-cell>
          <table:table-cell office:value-type="float" office:value="71989" calcext:value-type="float">
            <text:p>719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ukesha, WI, United States</text:p>
          </table:table-cell>
          <table:table-cell office:value-type="float" office:value="71970" calcext:value-type="float">
            <text:p>719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ilmington, DE, United States</text:p>
          </table:table-cell>
          <table:table-cell office:value-type="float" office:value="71948" calcext:value-type="float">
            <text:p>719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ton, OH, United States</text:p>
          </table:table-cell>
          <table:table-cell office:value-type="float" office:value="71885" calcext:value-type="float">
            <text:p>718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lfport, MS, United States</text:p>
          </table:table-cell>
          <table:table-cell office:value-type="float" office:value="71856" calcext:value-type="float">
            <text:p>718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int-Jean-sur-Richelieu, QC, Canada</text:p>
          </table:table-cell>
          <table:table-cell office:value-type="float" office:value="71613" calcext:value-type="float">
            <text:p>716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wtucket, RI, United States</text:p>
          </table:table-cell>
          <table:table-cell office:value-type="float" office:value="71591" calcext:value-type="float">
            <text:p>715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uderhill, FL, United States</text:p>
          </table:table-cell>
          <table:table-cell office:value-type="float" office:value="71579" calcext:value-type="float">
            <text:p>715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 Hill, SC, United States</text:p>
          </table:table-cell>
          <table:table-cell office:value-type="float" office:value="71548" calcext:value-type="float">
            <text:p>715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lver Spring, MD, United States</text:p>
          </table:table-cell>
          <table:table-cell office:value-type="float" office:value="71452" calcext:value-type="float">
            <text:p>714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st Gulfport, MS, United States</text:p>
          </table:table-cell>
          <table:table-cell office:value-type="float" office:value="71329" calcext:value-type="float">
            <text:p>713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 Pueblito, Mexico</text:p>
          </table:table-cell>
          <table:table-cell office:value-type="float" office:value="71254" calcext:value-type="float">
            <text:p>712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ower Mound, TX, United States</text:p>
          </table:table-cell>
          <table:table-cell office:value-type="float" office:value="71253" calcext:value-type="float">
            <text:p>712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ismarck, ND, United States</text:p>
          </table:table-cell>
          <table:table-cell office:value-type="float" office:value="71167" calcext:value-type="float">
            <text:p>711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entreville, VA, United States</text:p>
          </table:table-cell>
          <table:table-cell office:value-type="float" office:value="71135" calcext:value-type="float">
            <text:p>7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fayette, IN, United States</text:p>
          </table:table-cell>
          <table:table-cell office:value-type="float" office:value="71111" calcext:value-type="float">
            <text:p>711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aic, NJ, United States</text:p>
          </table:table-cell>
          <table:table-cell office:value-type="float" office:value="71085" calcext:value-type="float">
            <text:p>710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verview, FL, United States</text:p>
          </table:table-cell>
          <table:table-cell office:value-type="float" office:value="71050" calcext:value-type="float">
            <text:p>710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lands, CA, United States</text:p>
          </table:table-cell>
          <table:table-cell office:value-type="float" office:value="71035" calcext:value-type="float">
            <text:p>710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oula, MT, United States</text:p>
          </table:table-cell>
          <table:table-cell office:value-type="float" office:value="71022" calcext:value-type="float">
            <text:p>710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cho Cordova, CA, United States</text:p>
          </table:table-cell>
          <table:table-cell office:value-type="float" office:value="71017" calcext:value-type="float">
            <text:p>710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ziutlan, Mexico</text:p>
          </table:table-cell>
          <table:table-cell office:value-type="float" office:value="70819" calcext:value-type="float">
            <text:p>70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thbridge, AB, Canada</text:p>
          </table:table-cell>
          <table:table-cell office:value-type="float" office:value="70617" calcext:value-type="float">
            <text:p>7061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ew Braunfels, TX, United States</text:p>
          </table:table-cell>
          <table:table-cell office:value-type="float" office:value="70543" calcext:value-type="float">
            <text:p>705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erry Hill, NJ, United States</text:p>
          </table:table-cell>
          <table:table-cell office:value-type="float" office:value="70475" calcext:value-type="float">
            <text:p>704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gstaff, AZ, United States</text:p>
          </table:table-cell>
          <table:table-cell office:value-type="float" office:value="70320" calcext:value-type="float">
            <text:p>703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Piedad, Mexico</text:p>
          </table:table-cell>
          <table:table-cell office:value-type="float" office:value="70238" calcext:value-type="float">
            <text:p>70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ncie, IN, United States</text:p>
          </table:table-cell>
          <table:table-cell office:value-type="float" office:value="70087" calcext:value-type="float">
            <text:p>700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Ridge, BC, Canada</text:p>
          </table:table-cell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ra Mesa, CA, United States</text:p>
          </table:table-cell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oodland Hills, CA, United States</text:p>
          </table:table-cell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on, FL, United States</text:p>
          </table:table-cell>
          <table:table-cell office:value-type="float" office:value="69959" calcext:value-type="float">
            <text:p>699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Miguel de Allende, Mexico</text:p>
          </table:table-cell>
          <table:table-cell office:value-type="float" office:value="69811" calcext:value-type="float">
            <text:p>698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ssard, QC, Canada</text:p>
          </table:table-cell>
          <table:table-cell office:value-type="float" office:value="69575" calcext:value-type="float">
            <text:p>695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ederick, MD, United States</text:p>
          </table:table-cell>
          <table:table-cell office:value-type="float" office:value="69479" calcext:value-type="float">
            <text:p>69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co, WA, United States</text:p>
          </table:table-cell>
          <table:table-cell office:value-type="float" office:value="69451" calcext:value-type="float">
            <text:p>69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ttsburg, CA, United States</text:p>
          </table:table-cell>
          <table:table-cell office:value-type="float" office:value="69424" calcext:value-type="float">
            <text:p>694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atine, IL, United States</text:p>
          </table:table-cell>
          <table:table-cell office:value-type="float" office:value="69308" calcext:value-type="float">
            <text:p>6930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th Richland Hills, TX, United States</text:p>
          </table:table-cell>
          <table:table-cell office:value-type="float" office:value="69204" calcext:value-type="float">
            <text:p>692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nion City, NJ, United States</text:p>
          </table:table-cell>
          <table:table-cell office:value-type="float" office:value="69156" calcext:value-type="float">
            <text:p>691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issimmee, FL, United States</text:p>
          </table:table-cell>
          <table:table-cell office:value-type="float" office:value="69152" calcext:value-type="float">
            <text:p>691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nut Creek, CA, United States</text:p>
          </table:table-cell>
          <table:table-cell office:value-type="float" office:value="68910" calcext:value-type="float">
            <text:p>689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mloops, BC, Canada</text:p>
          </table:table-cell>
          <table:table-cell office:value-type="float" office:value="68714" calcext:value-type="float">
            <text:p>687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unt Vernon, NY, United States</text:p>
          </table:table-cell>
          <table:table-cell office:value-type="float" office:value="68628" calcext:value-type="float">
            <text:p>686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roe, TX, United States</text:p>
          </table:table-cell>
          <table:table-cell office:value-type="float" office:value="68602" calcext:value-type="float">
            <text:p>686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Mateo Atenco, Mexico</text:p>
          </table:table-cell>
          <table:table-cell office:value-type="float" office:value="68602" calcext:value-type="float">
            <text:p>686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than, AL, United States</text:p>
          </table:table-cell>
          <table:table-cell office:value-type="float" office:value="68567" calcext:value-type="float">
            <text:p>685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thridge, CA, United States</text:p>
          </table:table-cell>
          <table:table-cell office:value-type="float" office:value="68469" calcext:value-type="float">
            <text:p>68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loo, IA, United States</text:p>
          </table:table-cell>
          <table:table-cell office:value-type="float" office:value="68460" calcext:value-type="float">
            <text:p>684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save, Mexico</text:p>
          </table:table-cell>
          <table:table-cell office:value-type="float" office:value="68449" calcext:value-type="float">
            <text:p>684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ple Grove, MN, United States</text:p>
          </table:table-cell>
          <table:table-cell office:value-type="float" office:value="68385" calcext:value-type="float">
            <text:p>683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amingham, MA, United States</text:p>
          </table:table-cell>
          <table:table-cell office:value-type="float" office:value="68318" calcext:value-type="float">
            <text:p>683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dondo Beach, CA, United States</text:p>
          </table:table-cell>
          <table:table-cell office:value-type="float" office:value="68166" calcext:value-type="float">
            <text:p>68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ssier City, LA, United States</text:p>
          </table:table-cell>
          <table:table-cell office:value-type="float" office:value="68094" calcext:value-type="float">
            <text:p>680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dereyta, Mexico</text:p>
          </table:table-cell>
          <table:table-cell office:value-type="float" office:value="67994" calcext:value-type="float">
            <text:p>679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orba Linda, CA, United States</text:p>
          </table:table-cell>
          <table:table-cell office:value-type="float" office:value="67973" calcext:value-type="float">
            <text:p>6797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oodbury, MN, United States</text:p>
          </table:table-cell>
          <table:table-cell office:value-type="float" office:value="67855" calcext:value-type="float">
            <text:p>678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au Claire, WI, United States</text:p>
          </table:table-cell>
          <table:table-cell office:value-type="float" office:value="67778" calcext:value-type="float">
            <text:p>677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dorf, MD, United States</text:p>
          </table:table-cell>
          <table:table-cell office:value-type="float" office:value="67752" calcext:value-type="float">
            <text:p>677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ehuala, Mexico</text:p>
          </table:table-cell>
          <table:table-cell office:value-type="float" office:value="67717" calcext:value-type="float">
            <text:p>677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amar, Mexico</text:p>
          </table:table-cell>
          <table:table-cell office:value-type="float" office:value="67689" calcext:value-type="float">
            <text:p>676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is, CA, United States</text:p>
          </table:table-cell>
          <table:table-cell office:value-type="float" office:value="67666" calcext:value-type="float">
            <text:p>676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len Burnie, MD, United States</text:p>
          </table:table-cell>
          <table:table-cell office:value-type="float" office:value="67639" calcext:value-type="float">
            <text:p>676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uchitán de Zaragoza, Mexico</text:p>
          </table:table-cell>
          <table:table-cell office:value-type="float" office:value="67637" calcext:value-type="float">
            <text:p>676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marillo, CA, United States</text:p>
          </table:table-cell>
          <table:table-cell office:value-type="float" office:value="67608" calcext:value-type="float">
            <text:p>676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ctoria, TX, United States</text:p>
          </table:table-cell>
          <table:table-cell office:value-type="float" office:value="67574" calcext:value-type="float">
            <text:p>675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aithersburg, MD, United States</text:p>
          </table:table-cell>
          <table:table-cell office:value-type="float" office:value="67456" calcext:value-type="float">
            <text:p>674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cksonville, NC, United States</text:p>
          </table:table-cell>
          <table:table-cell office:value-type="float" office:value="67357" calcext:value-type="float">
            <text:p>6735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outh San Francisco, CA, United States</text:p>
          </table:table-cell>
          <table:table-cell office:value-type="float" office:value="67271" calcext:value-type="float">
            <text:p>672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nner, LA, United States</text:p>
          </table:table-cell>
          <table:table-cell office:value-type="float" office:value="67091" calcext:value-type="float">
            <text:p>670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ckville, MD, United States</text:p>
          </table:table-cell>
          <table:table-cell office:value-type="float" office:value="66980" calcext:value-type="float">
            <text:p>669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kson, TN, United States</text:p>
          </table:table-cell>
          <table:table-cell office:value-type="float" office:value="66975" calcext:value-type="float">
            <text:p>669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Francisco del Rincón, Mexico</text:p>
          </table:table-cell>
          <table:table-cell office:value-type="float" office:value="66949" calcext:value-type="float">
            <text:p>669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uba City, CA, United States</text:p>
          </table:table-cell>
          <table:table-cell office:value-type="float" office:value="66941" calcext:value-type="float">
            <text:p>669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land, ME, United States</text:p>
          </table:table-cell>
          <table:table-cell office:value-type="float" office:value="66881" calcext:value-type="float">
            <text:p>66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 Alto, CA, United States</text:p>
          </table:table-cell>
          <table:table-cell office:value-type="float" office:value="66853" calcext:value-type="float">
            <text:p>668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sas Adobes, AZ, United States</text:p>
          </table:table-cell>
          <table:table-cell office:value-type="float" office:value="66795" calcext:value-type="float">
            <text:p>667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rysville, WA, United States</text:p>
          </table:table-cell>
          <table:table-cell office:value-type="float" office:value="66773" calcext:value-type="float">
            <text:p>6677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outh Jordan, UT, United States</text:p>
          </table:table-cell>
          <table:table-cell office:value-type="float" office:value="66648" calcext:value-type="float">
            <text:p>66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hkosh, WI, United States</text:p>
          </table:table-cell>
          <table:table-cell office:value-type="float" office:value="66555" calcext:value-type="float">
            <text:p>665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th Little Rock, AR, United States</text:p>
          </table:table-cell>
          <table:table-cell office:value-type="float" office:value="66504" calcext:value-type="float">
            <text:p>665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estead, FL, United States</text:p>
          </table:table-cell>
          <table:table-cell office:value-type="float" office:value="66498" calcext:value-type="float">
            <text:p>664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ite Rock, BC, Canada</text:p>
          </table:table-cell>
          <table:table-cell office:value-type="float" office:value="66450" calcext:value-type="float">
            <text:p>664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yonne, NJ, United States</text:p>
          </table:table-cell>
          <table:table-cell office:value-type="float" office:value="66311" calcext:value-type="float">
            <text:p>663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gan, MN, United States</text:p>
          </table:table-cell>
          <table:table-cell office:value-type="float" office:value="66286" calcext:value-type="float">
            <text:p>6628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lray Beach, FL, United States</text:p>
          </table:table-cell>
          <table:table-cell office:value-type="float" office:value="66255" calcext:value-type="float">
            <text:p>662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hnson City, TN, United States</text:p>
          </table:table-cell>
          <table:table-cell office:value-type="float" office:value="66027" calcext:value-type="float">
            <text:p>660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sarito, Mexico</text:p>
          </table:table-cell>
          <table:table-cell office:value-type="float" office:value="66020" calcext:value-type="float">
            <text:p>660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le City, VA, United States</text:p>
          </table:table-cell>
          <table:table-cell office:value-type="float" office:value="65969" calcext:value-type="float">
            <text:p>659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edar Park, TX, United States</text:p>
          </table:table-cell>
          <table:table-cell office:value-type="float" office:value="65945" calcext:value-type="float">
            <text:p>659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tascocita, TX, United States</text:p>
          </table:table-cell>
          <table:table-cell office:value-type="float" office:value="65844" calcext:value-type="float">
            <text:p>6584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int Cloud, MN, United States</text:p>
          </table:table-cell>
          <table:table-cell office:value-type="float" office:value="65842" calcext:value-type="float">
            <text:p>658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llicott City, MD, United States</text:p>
          </table:table-cell>
          <table:table-cell office:value-type="float" office:value="65834" calcext:value-type="float">
            <text:p>658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guna Niguel, CA, United States</text:p>
          </table:table-cell>
          <table:table-cell office:value-type="float" office:value="65806" calcext:value-type="float">
            <text:p>658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int Charles, MO, United States</text:p>
          </table:table-cell>
          <table:table-cell office:value-type="float" office:value="65794" calcext:value-type="float">
            <text:p>657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lingen, TX, United States</text:p>
          </table:table-cell>
          <table:table-cell office:value-type="float" office:value="65774" calcext:value-type="float">
            <text:p>657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ince George, BC, Canada</text:p>
          </table:table-cell>
          <table:table-cell office:value-type="float" office:value="65558" calcext:value-type="float">
            <text:p>655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Clemente, CA, United States</text:p>
          </table:table-cell>
          <table:table-cell office:value-type="float" office:value="65526" calcext:value-type="float">
            <text:p>6552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est Lynchburg, VA, United States</text:p>
          </table:table-cell>
          <table:table-cell office:value-type="float" office:value="65517" calcext:value-type="float">
            <text:p>655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amingham Center, MA, United States</text:p>
          </table:table-cell>
          <table:table-cell office:value-type="float" office:value="65413" calcext:value-type="float">
            <text:p>654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ltepec, Mexico</text:p>
          </table:table-cell>
          <table:table-cell office:value-type="float" office:value="65338" calcext:value-type="float">
            <text:p>653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henectady, NY, United States</text:p>
          </table:table-cell>
          <table:table-cell office:value-type="float" office:value="65305" calcext:value-type="float">
            <text:p>65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ao, Mexico</text:p>
          </table:table-cell>
          <table:table-cell office:value-type="float" office:value="65195" calcext:value-type="float">
            <text:p>651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oomfield, CO, United States</text:p>
          </table:table-cell>
          <table:table-cell office:value-type="float" office:value="65065" calcext:value-type="float">
            <text:p>650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s, IA, United States</text:p>
          </table:table-cell>
          <table:table-cell office:value-type="float" office:value="65060" calcext:value-type="float">
            <text:p>650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wnee, KS, United States</text:p>
          </table:table-cell>
          <table:table-cell office:value-type="float" office:value="65046" calcext:value-type="float">
            <text:p>650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way, AR, United States</text:p>
          </table:table-cell>
          <table:table-cell office:value-type="float" office:value="64980" calcext:value-type="float">
            <text:p>649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udad Frontera, Mexico</text:p>
          </table:table-cell>
          <table:table-cell office:value-type="float" office:value="64976" calcext:value-type="float">
            <text:p>649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ast Orange, NJ, United States</text:p>
          </table:table-cell>
          <table:table-cell office:value-type="float" office:value="64949" calcext:value-type="float">
            <text:p>649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okie, IL, United States</text:p>
          </table:table-cell>
          <table:table-cell office:value-type="float" office:value="64821" calcext:value-type="float">
            <text:p>648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aytona Beach, FL, United States</text:p>
          </table:table-cell>
          <table:table-cell office:value-type="float" office:value="64736" calcext:value-type="float">
            <text:p>6473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est Bloomfield Township, MI, United States</text:p>
          </table:table-cell>
          <table:table-cell office:value-type="float" office:value="64690" calcext:value-type="float">
            <text:p>646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marac, FL, United States</text:p>
          </table:table-cell>
          <table:table-cell office:value-type="float" office:value="64681" calcext:value-type="float">
            <text:p>646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oungstown, OH, United States</text:p>
          </table:table-cell>
          <table:table-cell office:value-type="float" office:value="64628" calcext:value-type="float">
            <text:p>646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di, CA, United States</text:p>
          </table:table-cell>
          <table:table-cell office:value-type="float" office:value="64596" calcext:value-type="float">
            <text:p>6459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eenville, SC, United States</text:p>
          </table:table-cell>
          <table:table-cell office:value-type="float" office:value="64579" calcext:value-type="float">
            <text:p>645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nsfield, TX, United States</text:p>
          </table:table-cell>
          <table:table-cell office:value-type="float" office:value="64274" calcext:value-type="float">
            <text:p>642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ta Cruz, CA, United States</text:p>
          </table:table-cell>
          <table:table-cell office:value-type="float" office:value="64220" calcext:value-type="float">
            <text:p>642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ico Rivera, CA, United States</text:p>
          </table:table-cell>
          <table:table-cell office:value-type="float" office:value="64218" calcext:value-type="float">
            <text:p>642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era, CA, United States</text:p>
          </table:table-cell>
          <table:table-cell office:value-type="float" office:value="64208" calcext:value-type="float">
            <text:p>6420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nesville, WI, United States</text:p>
          </table:table-cell>
          <table:table-cell office:value-type="float" office:value="64123" calcext:value-type="float">
            <text:p>641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st Des Moines, IA, United States</text:p>
          </table:table-cell>
          <table:table-cell office:value-type="float" office:value="64113" calcext:value-type="float">
            <text:p>641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ntebello, CA, United States</text:p>
          </table:table-cell>
          <table:table-cell office:value-type="float" office:value="63921" calcext:value-type="float">
            <text:p>639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orgetown, TX, United States</text:p>
          </table:table-cell>
          <table:table-cell office:value-type="float" office:value="63716" calcext:value-type="float">
            <text:p>637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pharetta, GA, United States</text:p>
          </table:table-cell>
          <table:table-cell office:value-type="float" office:value="63693" calcext:value-type="float">
            <text:p>636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rain, OH, United States</text:p>
          </table:table-cell>
          <table:table-cell office:value-type="float" office:value="63647" calcext:value-type="float">
            <text:p>636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wling Green, KY, United States</text:p>
          </table:table-cell>
          <table:table-cell office:value-type="float" office:value="63616" calcext:value-type="float">
            <text:p>63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ndalk, MD, United States</text:p>
          </table:table-cell>
          <table:table-cell office:value-type="float" office:value="63597" calcext:value-type="float">
            <text:p>635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udad Lerdo, Mexico</text:p>
          </table:table-cell>
          <table:table-cell office:value-type="float" office:value="63530" calcext:value-type="float">
            <text:p>635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den Prairie, MN, United States</text:p>
          </table:table-cell>
          <table:table-cell office:value-type="float" office:value="63496" calcext:value-type="float">
            <text:p>6349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th Bergen, NJ, United States</text:p>
          </table:table-cell>
          <table:table-cell office:value-type="float" office:value="63484" calcext:value-type="float">
            <text:p>634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orence-Graham, CA, United States</text:p>
          </table:table-cell>
          <table:table-cell office:value-type="float" office:value="63387" calcext:value-type="float">
            <text:p>633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tham, MA, United States</text:p>
          </table:table-cell>
          <table:table-cell office:value-type="float" office:value="63378" calcext:value-type="float">
            <text:p>633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eyenne, WY, United States</text:p>
          </table:table-cell>
          <table:table-cell office:value-type="float" office:value="63335" calcext:value-type="float">
            <text:p>633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st Hartford, CT, United States</text:p>
          </table:table-cell>
          <table:table-cell office:value-type="float" office:value="63268" calcext:value-type="float">
            <text:p>632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gers, AR, United States</text:p>
          </table:table-cell>
          <table:table-cell office:value-type="float" office:value="63159" calcext:value-type="float">
            <text:p>6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ine Hat, AB, Canada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ol City, FL, United States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cinitas, CA, United States</text:p>
          </table:table-cell>
          <table:table-cell office:value-type="float" office:value="62930" calcext:value-type="float">
            <text:p>629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verhill, MA, United States</text:p>
          </table:table-cell>
          <table:table-cell office:value-type="float" office:value="62765" calcext:value-type="float">
            <text:p>627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piter, FL, United States</text:p>
          </table:table-cell>
          <table:table-cell office:value-type="float" office:value="62707" calcext:value-type="float">
            <text:p>627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uncil Bluffs, IA, United States</text:p>
          </table:table-cell>
          <table:table-cell office:value-type="float" office:value="62597" calcext:value-type="float">
            <text:p>625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llington, FL, United States</text:p>
          </table:table-cell>
          <table:table-cell office:value-type="float" office:value="62560" calcext:value-type="float">
            <text:p>625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st Coon Rapids, MN, United States</text:p>
          </table:table-cell>
          <table:table-cell office:value-type="float" office:value="62528" calcext:value-type="float">
            <text:p>625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th Miami, FL, United States</text:p>
          </table:table-cell>
          <table:table-cell office:value-type="float" office:value="62435" calcext:value-type="float">
            <text:p>624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milton, OH, United States</text:p>
          </table:table-cell>
          <table:table-cell office:value-type="float" office:value="62407" calcext:value-type="float">
            <text:p>624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th Port, FL, United States</text:p>
          </table:table-cell>
          <table:table-cell office:value-type="float" office:value="62345" calcext:value-type="float">
            <text:p>62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lare, CA, United States</text:p>
          </table:table-cell>
          <table:table-cell office:value-type="float" office:value="62315" calcext:value-type="float">
            <text:p>623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on Rapids, MN, United States</text:p>
          </table:table-cell>
          <table:table-cell office:value-type="float" office:value="62240" calcext:value-type="float">
            <text:p>622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llcreek, UT, United States</text:p>
          </table:table-cell>
          <table:table-cell office:value-type="float" office:value="62139" calcext:value-type="float">
            <text:p>62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Habra, CA, United States</text:p>
          </table:table-cell>
          <table:table-cell office:value-type="float" office:value="62131" calcext:value-type="float">
            <text:p>62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ine, MN, United States</text:p>
          </table:table-cell>
          <table:table-cell office:value-type="float" office:value="62124" calcext:value-type="float">
            <text:p>621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burn, AL, United States</text:p>
          </table:table-cell>
          <table:table-cell office:value-type="float" office:value="62059" calcext:value-type="float">
            <text:p>620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ke Elsinore, CA, United States</text:p>
          </table:table-cell>
          <table:table-cell office:value-type="float" office:value="61981" calcext:value-type="float">
            <text:p>619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ta Cruz Xoxocotlán, Mexico</text:p>
          </table:table-cell>
          <table:table-cell office:value-type="float" office:value="61846" calcext:value-type="float">
            <text:p>618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michael, CA, United States</text:p>
          </table:table-cell>
          <table:table-cell office:value-type="float" office:value="61762" calcext:value-type="float">
            <text:p>617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ylor, MI, United States</text:p>
          </table:table-cell>
          <table:table-cell office:value-type="float" office:value="61568" calcext:value-type="float">
            <text:p>615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urnsville, MN, United States</text:p>
          </table:table-cell>
          <table:table-cell office:value-type="float" office:value="61481" calcext:value-type="float">
            <text:p>614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nterey Park, CA, United States</text:p>
          </table:table-cell>
          <table:table-cell office:value-type="float" office:value="61468" calcext:value-type="float">
            <text:p>614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stro Valley, CA, United States</text:p>
          </table:table-cell>
          <table:table-cell office:value-type="float" office:value="61388" calcext:value-type="float">
            <text:p>613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oloyucan, Mexico</text:p>
          </table:table-cell>
          <table:table-cell office:value-type="float" office:value="61376" calcext:value-type="float">
            <text:p>613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Salvador Tizatlalli, Mexico</text:p>
          </table:table-cell>
          <table:table-cell office:value-type="float" office:value="61367" calcext:value-type="float">
            <text:p>613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vington, NJ, United States</text:p>
          </table:table-cell>
          <table:table-cell office:value-type="float" office:value="61323" calcext:value-type="float">
            <text:p>613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xtapa-Zihuatanejo, Mexico</text:p>
          </table:table-cell>
          <table:table-cell office:value-type="float" office:value="61308" calcext:value-type="float">
            <text:p>613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lin, CA, United States</text:p>
          </table:table-cell>
          <table:table-cell office:value-type="float" office:value="61213" calcext:value-type="float">
            <text:p>612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tica, NY, United States</text:p>
          </table:table-cell>
          <table:table-cell office:value-type="float" office:value="61100" calcext:value-type="float">
            <text:p>61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den, MA, United States</text:p>
          </table:table-cell>
          <table:table-cell office:value-type="float" office:value="61068" calcext:value-type="float">
            <text:p>610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ational City, CA, United States</text:p>
          </table:table-cell>
          <table:table-cell office:value-type="float" office:value="61060" calcext:value-type="float">
            <text:p>610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ringfield, OR, United States</text:p>
          </table:table-cell>
          <table:table-cell office:value-type="float" office:value="60870" calcext:value-type="float">
            <text:p>608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thesda, MD, United States</text:p>
          </table:table-cell>
          <table:table-cell office:value-type="float" office:value="60858" calcext:value-type="float">
            <text:p>608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folk County, ON, Canada</text:p>
          </table:table-cell>
          <table:table-cell office:value-type="float" office:value="60847" calcext:value-type="float">
            <text:p>608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re Haute, IN, United States</text:p>
          </table:table-cell>
          <table:table-cell office:value-type="float" office:value="60825" calcext:value-type="float">
            <text:p>608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neland, NJ, United States</text:p>
          </table:table-cell>
          <table:table-cell office:value-type="float" office:value="60818" calcext:value-type="float">
            <text:p>608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Marcos, TX, United States</text:p>
          </table:table-cell>
          <table:table-cell office:value-type="float" office:value="60684" calcext:value-type="float">
            <text:p>606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entwood, NY, United States</text:p>
          </table:table-cell>
          <table:table-cell office:value-type="float" office:value="60664" calcext:value-type="float">
            <text:p>6066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keville, MN, United States</text:p>
          </table:table-cell>
          <table:table-cell office:value-type="float" office:value="60633" calcext:value-type="float">
            <text:p>606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st Allis, WI, United States</text:p>
          </table:table-cell>
          <table:table-cell office:value-type="float" office:value="60620" calcext:value-type="float">
            <text:p>606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dmond, WA, United States</text:p>
          </table:table-cell>
          <table:table-cell office:value-type="float" office:value="60598" calcext:value-type="float">
            <text:p>605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noga Park, CA, United States</text:p>
          </table:table-cell>
          <table:table-cell office:value-type="float" office:value="60578" calcext:value-type="float">
            <text:p>605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pertino, CA, United States</text:p>
          </table:table-cell>
          <table:table-cell office:value-type="float" office:value="60572" calcext:value-type="float">
            <text:p>605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alle de Santiago, Mexico</text:p>
          </table:table-cell>
          <table:table-cell office:value-type="float" office:value="60528" calcext:value-type="float">
            <text:p>605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ylorsville, UT, United States</text:p>
          </table:table-cell>
          <table:table-cell office:value-type="float" office:value="60514" calcext:value-type="float">
            <text:p>605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, CT, United States</text:p>
          </table:table-cell>
          <table:table-cell office:value-type="float" office:value="60452" calcext:value-type="float">
            <text:p>604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ore, OK, United States</text:p>
          </table:table-cell>
          <table:table-cell office:value-type="float" office:value="60451" calcext:value-type="float">
            <text:p>60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dena, CA, United States</text:p>
          </table:table-cell>
          <table:table-cell office:value-type="float" office:value="60447" calcext:value-type="float">
            <text:p>604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aluma, CA, United States</text:p>
          </table:table-cell>
          <table:table-cell office:value-type="float" office:value="60438" calcext:value-type="float">
            <text:p>604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and Junction, CO, United States</text:p>
          </table:table-cell>
          <table:table-cell office:value-type="float" office:value="60358" calcext:value-type="float">
            <text:p>603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per, WY, United States</text:p>
          </table:table-cell>
          <table:table-cell office:value-type="float" office:value="60285" calcext:value-type="float">
            <text:p>602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wlett, TX, United States</text:p>
          </table:table-cell>
          <table:table-cell office:value-type="float" office:value="60236" calcext:value-type="float">
            <text:p>60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Mesa, CA, United States</text:p>
          </table:table-cell>
          <table:table-cell office:value-type="float" office:value="60089" calcext:value-type="float">
            <text:p>600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Hills, FL, United States</text:p>
          </table:table-cell>
          <table:table-cell office:value-type="float" office:value="60076" calcext:value-type="float">
            <text:p>600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nsonhurst, NY, United States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ney Island, NY, United States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cho Penasquitos, CA, United States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iden, CT, United States</text:p>
          </table:table-cell>
          <table:table-cell office:value-type="float" office:value="59988" calcext:value-type="float">
            <text:p>599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ntiac, MI, United States</text:p>
          </table:table-cell>
          <table:table-cell office:value-type="float" office:value="59917" calcext:value-type="float">
            <text:p>599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rt Orange, FL, United States</text:p>
          </table:table-cell>
          <table:table-cell office:value-type="float" office:value="59866" calcext:value-type="float">
            <text:p>598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mden, CT, United States</text:p>
          </table:table-cell>
          <table:table-cell office:value-type="float" office:value="59847" calcext:value-type="float">
            <text:p>598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kewood, WA, United States</text:p>
          </table:table-cell>
          <table:table-cell office:value-type="float" office:value="59829" calcext:value-type="float">
            <text:p>598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ountainebleau, FL, United States</text:p>
          </table:table-cell>
          <table:table-cell office:value-type="float" office:value="59764" calcext:value-type="float">
            <text:p>5976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int Clair Shores, MI, United States</text:p>
          </table:table-cell>
          <table:table-cell office:value-type="float" office:value="59715" calcext:value-type="float">
            <text:p>597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ringfield, OH, United States</text:p>
          </table:table-cell>
          <table:table-cell office:value-type="float" office:value="59680" calcext:value-type="float">
            <text:p>596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eat Falls, MT, United States</text:p>
          </table:table-cell>
          <table:table-cell office:value-type="float" office:value="59638" calcext:value-type="float">
            <text:p>596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pel Hill, NC, United States</text:p>
          </table:table-cell>
          <table:table-cell office:value-type="float" office:value="59568" calcext:value-type="float">
            <text:p>595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rummondville, QC, Canada</text:p>
          </table:table-cell>
          <table:table-cell office:value-type="float" office:value="59489" calcext:value-type="float">
            <text:p>594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untington Park, CA, United States</text:p>
          </table:table-cell>
          <table:table-cell office:value-type="float" office:value="59430" calcext:value-type="float">
            <text:p>59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caster, PA, United States</text:p>
          </table:table-cell>
          <table:table-cell office:value-type="float" office:value="59339" calcext:value-type="float">
            <text:p>593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conut Creek, FL, United States</text:p>
          </table:table-cell>
          <table:table-cell office:value-type="float" office:value="59302" calcext:value-type="float">
            <text:p>593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múchil, Mexico</text:p>
          </table:table-cell>
          <table:table-cell office:value-type="float" office:value="59276" calcext:value-type="float">
            <text:p>5927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olores Hidalgo Cuna de la Independencia Nacional,</text:p>
          </table:table-cell>
          <table:table-cell office:value-type="float" office:value="59240" calcext:value-type="float">
            <text:p>592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aho Falls, ID, United States</text:p>
          </table:table-cell>
          <table:table-cell office:value-type="float" office:value="59184" calcext:value-type="float">
            <text:p>591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 Rafael, CA, United States</text:p>
          </table:table-cell>
          <table:table-cell office:value-type="float" office:value="59162" calcext:value-type="float">
            <text:p>591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blesville, IN, United States</text:p>
          </table:table-cell>
          <table:table-cell office:value-type="float" office:value="59093" calcext:value-type="float">
            <text:p>590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etta, GA, United States</text:p>
          </table:table-cell>
          <table:table-cell office:value-type="float" office:value="59067" calcext:value-type="float">
            <text:p>590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irfield, CT, United States</text:p>
          </table:table-cell>
          <table:table-cell office:value-type="float" office:value="59052" calcext:value-type="float">
            <text:p>590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wensboro, KY, United States</text:p>
          </table:table-cell>
          <table:table-cell office:value-type="float" office:value="59042" calcext:value-type="float">
            <text:p>590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vale, CA, United States</text:p>
          </table:table-cell>
          <table:table-cell office:value-type="float" office:value="59039" calcext:value-type="float">
            <text:p>590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yal Oak, MI, United States</text:p>
          </table:table-cell>
          <table:table-cell office:value-type="float" office:value="59008" calcext:value-type="float">
            <text:p>5900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entwood, CA, United States</text:p>
          </table:table-cell>
          <table:table-cell office:value-type="float" office:value="58968" calcext:value-type="float">
            <text:p>589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buque, IA, United States</text:p>
          </table:table-cell>
          <table:table-cell office:value-type="float" office:value="58799" calcext:value-type="float">
            <text:p>587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ookline, MA, United States</text:p>
          </table:table-cell>
          <table:table-cell office:value-type="float" office:value="58732" calcext:value-type="float">
            <text:p>587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vi, MI, United States</text:p>
          </table:table-cell>
          <table:table-cell office:value-type="float" office:value="58723" calcext:value-type="float">
            <text:p>587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 Plaines, IL, United States</text:p>
          </table:table-cell>
          <table:table-cell office:value-type="float" office:value="58677" calcext:value-type="float">
            <text:p>5867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D99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22:25:34.203233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0:50:23.155796740</meta:creation-date>
    <dc:date>2017-07-02T00:02:40.079646578</dc:date>
    <meta:editing-duration>PT1H38M32S</meta:editing-duration>
    <meta:editing-cycles>3</meta:editing-cycles>
    <meta:generator>LibreOffice/5.3.1.2$Linux_X86_64 LibreOffice_project/30m0$Build-2</meta:generator>
    <meta:document-statistic meta:table-count="1" meta:cell-count="1990" meta:object-count="0"/>
  </office:meta>
</office:document-meta>
</file>